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58cm"/>
    </style:style>
    <style:style style:name="co3" style:family="table-column">
      <style:table-column-properties fo:break-before="auto" style:column-width="0.743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1.71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1.318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0.954cm"/>
    </style:style>
    <style:style style:name="co10" style:family="table-column">
      <style:table-column-properties fo:break-before="auto" style:column-width="0.986cm"/>
    </style:style>
    <style:style style:name="co11" style:family="table-column">
      <style:table-column-properties fo:break-before="auto" style:column-width="1.046cm"/>
    </style:style>
    <style:style style:name="co12" style:family="table-column">
      <style:table-column-properties fo:break-before="auto" style:column-width="1.409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2.134cm"/>
    </style:style>
    <style:style style:name="co16" style:family="table-column">
      <style:table-column-properties fo:break-before="auto" style:column-width="1.923cm"/>
    </style:style>
    <style:style style:name="co17" style:family="table-column">
      <style:table-column-properties fo:break-before="auto" style:column-width="1.168cm"/>
    </style:style>
    <style:style style:name="co18" style:family="table-column">
      <style:table-column-properties fo:break-before="auto" style:column-width="1.106cm"/>
    </style:style>
    <style:style style:name="co19" style:family="table-column">
      <style:table-column-properties fo:break-before="auto" style:column-width="1.439cm"/>
    </style:style>
    <style:style style:name="co20" style:family="table-column">
      <style:table-column-properties fo:break-before="auto" style:column-width="1.166cm"/>
    </style:style>
    <style:style style:name="co21" style:family="table-column">
      <style:table-column-properties fo:break-before="auto" style:column-width="1.559cm"/>
    </style:style>
    <style:style style:name="co22" style:family="table-column">
      <style:table-column-properties fo:break-before="auto" style:column-width="1.621cm"/>
    </style:style>
    <style:style style:name="co23" style:family="table-column">
      <style:table-column-properties fo:break-before="auto" style:column-width="2.438cm"/>
    </style:style>
    <style:style style:name="co24" style:family="table-column">
      <style:table-column-properties fo:break-before="auto" style:column-width="2.983cm"/>
    </style:style>
    <style:style style:name="co25" style:family="table-column">
      <style:table-column-properties fo:break-before="auto" style:column-width="1.499cm"/>
    </style:style>
    <style:style style:name="co26" style:family="table-column">
      <style:table-column-properties fo:break-before="auto" style:column-width="1.681cm"/>
    </style:style>
    <style:style style:name="co27" style:family="table-column">
      <style:table-column-properties fo:break-before="auto" style:column-width="0.773cm"/>
    </style:style>
    <style:style style:name="co28" style:family="table-column">
      <style:table-column-properties fo:break-before="auto" style:column-width="2.81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1.651cm"/>
    </style:style>
    <style:style style:name="co31" style:family="table-column">
      <style:table-column-properties fo:break-before="auto" style:column-width="1.697cm"/>
    </style:style>
    <style:style style:name="co32" style:family="table-column">
      <style:table-column-properties fo:break-before="auto" style:column-width="0.988cm"/>
    </style:style>
    <style:style style:name="co33" style:family="table-column">
      <style:table-column-properties fo:break-before="auto" style:column-width="4.611cm"/>
    </style:style>
    <style:style style:name="co34" style:family="table-column">
      <style:table-column-properties fo:break-before="auto" style:column-width="3.51cm"/>
    </style:style>
    <style:style style:name="co35" style:family="table-column">
      <style:table-column-properties fo:break-before="auto" style:column-width="1.228cm"/>
    </style:style>
    <style:style style:name="co36" style:family="table-column">
      <style:table-column-properties fo:break-before="auto" style:column-width="1.288cm"/>
    </style:style>
    <style:style style:name="co37" style:family="table-column">
      <style:table-column-properties fo:break-before="auto" style:column-width="2.514cm"/>
    </style:style>
    <style:style style:name="co38" style:family="table-column">
      <style:table-column-properties fo:break-before="auto" style:column-width="1.741cm"/>
    </style:style>
    <style:style style:name="co39" style:family="table-column">
      <style:table-column-properties fo:break-before="auto" style:column-width="3.859cm"/>
    </style:style>
    <style:style style:name="co40" style:family="table-column">
      <style:table-column-properties fo:break-before="auto" style:column-width="4.101cm"/>
    </style:style>
    <style:style style:name="co41" style:family="table-column">
      <style:table-column-properties fo:break-before="auto" style:column-width="2.0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 style:data-style-name="N11"/>
    <style:style style:name="ce3" style:family="table-cell" style:parent-style-name="Default" style:data-style-name="N10"/>
    <style:style style:name="ce4" style:family="table-cell" style:parent-style-name="Default" style:data-style-name="N114"/>
    <style:style style:name="ce5" style:family="table-cell" style:parent-style-name="Default" style:data-style-name="N0"/>
    <style:style style:name="ce6" style:family="table-cell" style:parent-style-name="Default" style:data-style-name="N112"/>
    <style:style style:name="ce7" style:family="table-cell" style:parent-style-name="Default" style:data-style-name="N117"/>
    <style:style style:name="ce8" style:family="table-cell" style:parent-style-name="Default" style:data-style-name="N118"/>
    <style:style style:name="ce17" style:family="table-cell" style:parent-style-name="Default" style:data-style-name="N113"/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'agent calcration'.L2">
          <table:error-message table:message-type="stop" table:display="true"/>
        </table:content-validation>
        <table:content-validation table:name="val2" table:condition="of:cell-content-is-in-list([$define.$B:$define.$B])" table:allow-empty-cell="true" table:display-list="unsorted" table:base-cell-address="skills.J2">
          <table:error-message table:message-type="stop" table:display="true"/>
        </table:content-validation>
        <table:content-validation table:name="val3" table:condition="of:cell-content-is-in-list([$define.$C:$define.$C])" table:allow-empty-cell="true" table:display-list="unsorted" table:base-cell-address="skills.L2">
          <table:error-message table:message-type="stop" table:display="true"/>
        </table:content-validation>
        <table:content-validation table:name="val4" table:condition="of:cell-content-is-in-list([$define.$A:$define.$A])" table:allow-empty-cell="true" table:display-list="unsorted" table:base-cell-address="skills.AB2">
          <table:error-message table:message-type="stop" table:display="true"/>
        </table:content-validation>
        <table:content-validation table:name="val5" table:condition="of:cell-content-is-in-list([$define.$A:$define.$A])" table:allow-empty-cell="true" table:display-list="unsorted" table:base-cell-address="skills.AD2">
          <table:error-message table:message-type="stop" table:display="true"/>
        </table:content-validation>
      </table:content-validations>
      <table:table table:name="test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string" calcext:value-type="string">
            <text:p>AT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haracter</text:p>
          </table:table-cell>
          <table:table-cell office:value-type="float" office:value="7673" calcext:value-type="float">
            <text:p>7673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-Engine</text:p>
          </table:table-cell>
          <table:table-cell/>
          <table:table-cell table:style-name="Default" office:value-type="float" office:value="684" calcext:value-type="float">
            <text:p>68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1</text:p>
          </table:table-cell>
          <table:table-cell/>
          <table:table-cell table:style-name="Default" office:value-type="float" office:value="38" calcext:value-type="float">
            <text:p>38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2</text:p>
          </table:table-cell>
          <table:table-cell/>
          <table:table-cell table:style-name="Default" office:value-type="float" office:value="316" calcext:value-type="float">
            <text:p>316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3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6" calcext:value-type="percentage">
            <text:p>6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4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12" calcext:value-type="percentage">
            <text:p>12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5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.09" calcext:value-type="percentage">
            <text:p>9%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sc6</text:p>
          </table:table-cell>
          <table:table-cell/>
          <table:table-cell table:style-name="Default" office:value-type="float" office:value="57" calcext:value-type="float">
            <text:p>57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office:value-type="percentage" office:value="0" calcext:value-type="percentage">
            <text:p>0%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scTtl</text:p>
          </table:table-cell>
          <table:table-cell/>
          <table:table-cell table:style-name="Default" table:formula="of:=SUM([.C6];[.C8];[.C10];[.C12];[.C14];[.C16])" office:value-type="float" office:value="411" calcext:value-type="float">
            <text:p>411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formula="of:=SUM([.C5];[.C7];[.C9];[.C11];[.C13];[.C15];[.C17])" office:value-type="percentage" office:value="0.27" calcext:value-type="percentage">
            <text:p>27%</text:p>
          </table:table-cell>
          <table:table-cell table:number-columns-repeated="7"/>
          <table:table-cell table:style-name="ce2" office:value-type="percentage" office:value="0.0677" calcext:value-type="percentage">
            <text:p>6.77%</text:p>
          </table:table-cell>
          <table:table-cell table:style-name="ce2" table:formula="of:=63.23%" office:value-type="percentage" office:value="0.6323" calcext:value-type="percentage">
            <text:p>63.23%</text:p>
          </table:table-cell>
          <table:table-cell table:style-name="ce2" office:value-type="string" calcext:value-type="string">
            <text:p>@1lv</text:p>
          </table:table-cell>
          <table:table-cell table:style-name="ce2" table:formula="of:=30%" office:value-type="percentage" office:value="0.3" calcext:value-type="percentage">
            <text:p>30.00%</text:p>
          </table:table-cell>
          <table:table-cell office:value-type="string" calcext:value-type="string">
            <text:p>@1</text:p>
          </table:table-cell>
        </table:table-row>
        <table:table-row table:style-name="ro1">
          <table:table-cell table:number-columns-repeated="2"/>
          <table:table-cell table:style-name="Default" table:formula="of:=([.C3]+[.C4])*[.C20]" office:value-type="float" office:value="422.28" calcext:value-type="float">
            <text:p>422.28</text:p>
          </table:table-cell>
          <table:table-cell table:formula="of:=([.C3]+[.C4])*0.03" office:value-type="float" office:value="46.92" calcext:value-type="float">
            <text:p>46.9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style-name="ce7" table:formula="of:=[.G21]/[.H21]" office:value-type="percentage" office:value="0.0673684210526316" calcext:value-type="percentage">
            <text:p>6.737%</text:p>
          </table:table-cell>
          <table:table-cell table:style-name="ce7" table:formula="of:=[.H21]/[.G21]" office:value-type="percentage" office:value="14.84375" calcext:value-type="percentage">
            <text:p>1484.375%</text:p>
          </table:table-cell>
          <table:table-cell table:style-name="ce8" table:formula="of:=[.H21]*[.$K$20]" office:value-type="float" office:value="32.1575" calcext:value-type="float">
            <text:p>32.158</text:p>
          </table:table-cell>
          <table:table-cell table:style-name="ce8" table:formula="of:=[.H21]*[.$L$20]" office:value-type="float" office:value="300.3425" calcext:value-type="float">
            <text:p>300.343</text:p>
          </table:table-cell>
          <table:table-cell table:style-name="ce8" table:formula="of:=[.L21]/60" office:value-type="float" office:value="5.00570833333333" calcext:value-type="float">
            <text:p>5.006</text:p>
          </table:table-cell>
          <table:table-cell table:style-name="ce8" table:formula="of:=[.H21]*[.$N$20]" office:value-type="float" office:value="142.5" calcext:value-type="float">
            <text:p>142.500</text:p>
          </table:table-cell>
          <table:table-cell table:style-name="ce8" table:formula="of:=[.N21]/5" office:value-type="float" office:value="28.5" calcext:value-type="float">
            <text:p>28.500</text:p>
          </table:table-cell>
        </table:table-row>
        <table:table-row table:style-name="ro1">
          <table:table-cell table:number-columns-repeated="2"/>
          <table:table-cell table:style-name="Default" table:formula="of:=([.C3]+[.C4])*(1+[.C20])+[.C19]" office:value-type="float" office:value="2397.28" calcext:value-type="float">
            <text:p>2397.2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style-name="ce7" table:formula="of:=[.G22]/[.H22]" office:value-type="percentage" office:value="0.0673400673400673" calcext:value-type="percentage">
            <text:p>6.734%</text:p>
          </table:table-cell>
          <table:table-cell table:style-name="ce7" table:formula="of:=[.H22]/[.G22]" office:value-type="percentage" office:value="14.85" calcext:value-type="percentage">
            <text:p>1485.000%</text:p>
          </table:table-cell>
          <table:table-cell table:style-name="ce8" table:formula="of:=[.H22]*[.$K$20]" office:value-type="float" office:value="40.2138" calcext:value-type="float">
            <text:p>40.214</text:p>
          </table:table-cell>
          <table:table-cell table:style-name="ce8" table:formula="of:=[.H22]*[.$L$20]" office:value-type="float" office:value="375.5862" calcext:value-type="float">
            <text:p>375.586</text:p>
          </table:table-cell>
          <table:table-cell table:style-name="ce8" table:formula="of:=[.L22]/60" office:value-type="float" office:value="6.25977" calcext:value-type="float">
            <text:p>6.260</text:p>
          </table:table-cell>
          <table:table-cell table:style-name="ce8" table:formula="of:=[.H22]*[.$N$20]" office:value-type="float" office:value="178.2" calcext:value-type="float">
            <text:p>178.200</text:p>
          </table:table-cell>
          <table:table-cell table:style-name="ce8" table:formula="of:=[.N22]/5" office:value-type="float" office:value="35.64" calcext:value-type="float">
            <text:p>35.640</text:p>
          </table:table-cell>
        </table:table-row>
        <table:table-row table:style-name="ro1">
          <table:table-cell table:number-columns-repeated="2"/>
          <table:table-cell table:style-name="Default" table:formula="of:=SUM([.C3];[.C4];[.C19];[.C21])" office:value-type="float" office:value="2397.28" calcext:value-type="float">
            <text:p>2397.28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style-name="ce7" table:formula="of:=[.G23]/[.H23]" office:value-type="percentage" office:value="0.0673076923076923" calcext:value-type="percentage">
            <text:p>6.731%</text:p>
          </table:table-cell>
          <table:table-cell table:style-name="ce7" table:formula="of:=[.H23]/[.G23]" office:value-type="percentage" office:value="14.8571428571429" calcext:value-type="percentage">
            <text:p>1485.714%</text:p>
          </table:table-cell>
          <table:table-cell table:style-name="ce8" table:formula="of:=[.H23]*[.$K$20]" office:value-type="float" office:value="42.2448" calcext:value-type="float">
            <text:p>42.245</text:p>
          </table:table-cell>
          <table:table-cell table:style-name="ce8" table:formula="of:=[.H23]*[.$L$20]" office:value-type="float" office:value="394.5552" calcext:value-type="float">
            <text:p>394.555</text:p>
          </table:table-cell>
          <table:table-cell table:style-name="ce8" table:formula="of:=[.L23]/60" office:value-type="float" office:value="6.57592" calcext:value-type="float">
            <text:p>6.576</text:p>
          </table:table-cell>
          <table:table-cell table:style-name="ce8" table:formula="of:=[.H23]*[.$N$20]" office:value-type="float" office:value="187.2" calcext:value-type="float">
            <text:p>187.200</text:p>
          </table:table-cell>
          <table:table-cell table:style-name="ce8" table:formula="of:=[.N23]/5" office:value-type="float" office:value="37.44" calcext:value-type="float">
            <text:p>37.4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style-name="ce7" table:formula="of:=[.G24]/[.H24]" office:value-type="percentage" office:value="0.0672514619883041" calcext:value-type="percentage">
            <text:p>6.725%</text:p>
          </table:table-cell>
          <table:table-cell table:style-name="ce7" table:formula="of:=[.H24]/[.G24]" office:value-type="percentage" office:value="14.8695652173913" calcext:value-type="percentage">
            <text:p>1486.957%</text:p>
          </table:table-cell>
          <table:table-cell table:style-name="ce8" table:formula="of:=[.H24]*[.$K$20]" office:value-type="float" office:value="46.3068" calcext:value-type="float">
            <text:p>46.307</text:p>
          </table:table-cell>
          <table:table-cell table:style-name="ce8" table:formula="of:=[.H24]*[.$L$20]" office:value-type="float" office:value="432.4932" calcext:value-type="float">
            <text:p>432.493</text:p>
          </table:table-cell>
          <table:table-cell table:style-name="ce8" table:formula="of:=[.L24]/60" office:value-type="float" office:value="7.20822" calcext:value-type="float">
            <text:p>7.208</text:p>
          </table:table-cell>
          <table:table-cell table:style-name="ce8" table:formula="of:=[.H24]*[.$N$20]" office:value-type="float" office:value="205.2" calcext:value-type="float">
            <text:p>205.200</text:p>
          </table:table-cell>
          <table:table-cell table:style-name="ce8" table:formula="of:=[.N24]/5" office:value-type="float" office:value="41.04" calcext:value-type="float">
            <text:p>41.04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style-name="ce7" table:formula="of:=[.G25]/[.H25]" office:value-type="percentage" office:value="0.0673211781206171" calcext:value-type="percentage">
            <text:p>6.732%</text:p>
          </table:table-cell>
          <table:table-cell table:style-name="ce7" table:formula="of:=[.H25]/[.G25]" office:value-type="percentage" office:value="14.8541666666667" calcext:value-type="percentage">
            <text:p>1485.417%</text:p>
          </table:table-cell>
          <table:table-cell table:style-name="ce8" table:formula="of:=[.H25]*[.$K$20]" office:value-type="float" office:value="48.2701" calcext:value-type="float">
            <text:p>48.270</text:p>
          </table:table-cell>
          <table:table-cell table:style-name="ce8" table:formula="of:=[.H25]*[.$L$20]" office:value-type="float" office:value="450.8299" calcext:value-type="float">
            <text:p>450.830</text:p>
          </table:table-cell>
          <table:table-cell table:style-name="ce8" table:formula="of:=[.L25]/60" office:value-type="float" office:value="7.51383166666667" calcext:value-type="float">
            <text:p>7.514</text:p>
          </table:table-cell>
          <table:table-cell table:style-name="ce8" table:formula="of:=[.H25]*[.$N$20]" office:value-type="float" office:value="213.9" calcext:value-type="float">
            <text:p>213.900</text:p>
          </table:table-cell>
          <table:table-cell table:style-name="ce8" table:formula="of:=[.N25]/5" office:value-type="float" office:value="42.78" calcext:value-type="float">
            <text:p>42.780</text:p>
          </table:table-cell>
        </table:table-row>
        <table:table-row table:style-name="ro1">
          <table:table-cell table:number-columns-repeated="2"/>
          <table:table-cell table:style-name="Default" table:formula="of:=2434.11-[.C22]" office:value-type="float" office:value="36.8300000000004" calcext:value-type="float">
            <text:p>36.830000000000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style-name="ce7" table:formula="of:=[.G26]/[.H26]" office:value-type="percentage" office:value="0.0672947510094213" calcext:value-type="percentage">
            <text:p>6.729%</text:p>
          </table:table-cell>
          <table:table-cell table:style-name="ce7" table:formula="of:=[.H26]/[.G26]" office:value-type="percentage" office:value="14.86" calcext:value-type="percentage">
            <text:p>1486.000%</text:p>
          </table:table-cell>
          <table:table-cell table:style-name="ce8" table:formula="of:=[.H26]*[.$K$20]" office:value-type="float" office:value="50.3011" calcext:value-type="float">
            <text:p>50.301</text:p>
          </table:table-cell>
          <table:table-cell table:style-name="ce8" table:formula="of:=[.H26]*[.$L$20]" office:value-type="float" office:value="469.7989" calcext:value-type="float">
            <text:p>469.799</text:p>
          </table:table-cell>
          <table:table-cell table:style-name="ce8" table:formula="of:=[.L26]/60" office:value-type="float" office:value="7.82998166666667" calcext:value-type="float">
            <text:p>7.830</text:p>
          </table:table-cell>
          <table:table-cell table:style-name="ce8" table:formula="of:=[.H26]*[.$N$20]" office:value-type="float" office:value="222.9" calcext:value-type="float">
            <text:p>222.900</text:p>
          </table:table-cell>
          <table:table-cell table:style-name="ce8" table:formula="of:=[.N26]/5" office:value-type="float" office:value="44.58" calcext:value-type="float">
            <text:p>44.58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7" table:formula="of:=AVERAGE([.I21:.I26])" office:value-type="percentage" office:value="0.0673139286364556" calcext:value-type="percentage">
            <text:p>6.731%</text:p>
          </table:table-cell>
          <table:table-cell table:style-name="ce7" table:formula="of:=AVERAGE([.J21:.J26])" office:value-type="percentage" office:value="14.8557707902001" calcext:value-type="percentage">
            <text:p>1485.577%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c</text:p>
          </table:table-cell>
          <table:table-cell table:style-name="Default" office:value-type="string" calcext:value-type="string">
            <text:p>implov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" table:formula="of:=[.A31]*[.B32]" office:value-type="float" office:value="5.01312" calcext:value-type="float">
            <text:p>5.01</text:p>
          </table:table-cell>
          <table:table-cell table:style-name="ce1" table:formula="of:=[.A31]*[.C32]" office:value-type="float" office:value="28.608" calcext:value-type="float">
            <text:p>28.61</text:p>
          </table:table-cell>
          <table:table-cell office:value-type="float" office:value="5" calcext:value-type="float">
            <text:p>5</text:p>
          </table:table-cell>
          <table:table-cell table:style-name="ce1" table:formula="of:=[.A31]+([.B31]*60)+([.C31]*5)" office:value-type="float" office:value="475.8272" calcext:value-type="float">
            <text:p>475.83</text:p>
          </table:table-cell>
          <table:table-cell table:style-name="ce1" table:formula="of:=[.A31]*[.F32]" office:value-type="float" office:value="475.84" calcext:value-type="float">
            <text:p>475.8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percentage" office:value="0.15666" calcext:value-type="percentage">
            <text:p>15.67%</text:p>
          </table:table-cell>
          <table:table-cell table:style-name="ce2" office:value-type="percentage" office:value="0.894" calcext:value-type="percentage">
            <text:p>89.40%</text:p>
          </table:table-cell>
          <table:table-cell table:number-columns-repeated="2"/>
          <table:table-cell table:style-name="ce2" office:value-type="percentage" office:value="14.87" calcext:value-type="percentage">
            <text:p>1487.0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table:style-name="Default" office:value-type="string" calcext:value-type="string">
            <text:p>raw</text:p>
          </table:table-cell>
          <table:table-cell office:value-type="string" calcext:value-type="string">
            <text:p>rounddown</text:p>
          </table:table-cell>
          <table:table-cell/>
          <table:table-cell office:value-type="string" calcext:value-type="string">
            <text:p>inGame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$A$31]+[.$B$31]*[.$A34]+[.$C$31]*[.$B34]" office:value-type="float" office:value="32" calcext:value-type="float">
            <text:p>32.000</text:p>
          </table:table-cell>
          <table:table-cell table:formula="of:=ROUNDDOWN([.$A$31]+[.$B$31]*[.$A34]+[.$C$31]*[.$B34])"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table:formula="of:=[.F34]/[.$A$31]" office:value-type="percentage" office:value="0" calcext:value-type="percentage">
            <text:p>0.0%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$31]+[.$B$31]*[.$A35]+[.$C$31]*[.$B35]" office:value-type="float" office:value="37.01312" calcext:value-type="float">
            <text:p>37.013</text:p>
          </table:table-cell>
          <table:table-cell table:formula="of:=ROUNDDOWN([.$A$31]+[.$B$31]*[.$A35]+[.$C$31]*[.$B35])" office:value-type="float" office:value="37" calcext:value-type="float">
            <text:p>37</text:p>
          </table:table-cell>
          <table:table-cell table:style-name="ce5" table:formula="of:=&quot;+&quot;&amp;([.$D35]-[.$D34])" office:value-type="string" office:string-value="+5" calcext:value-type="string">
            <text:p>+5</text:p>
          </table:table-cell>
          <table:table-cell office:value-type="float" office:value="6" calcext:value-type="float">
            <text:p>6</text:p>
          </table:table-cell>
          <table:table-cell table:formula="of:=[.F35]-[.F34]" office:value-type="float" office:value="6" calcext:value-type="float">
            <text:p>6</text:p>
          </table:table-cell>
          <table:table-cell table:style-name="ce6" table:formula="of:=[.G35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ATK</text:p>
          </table:table-cell>
          <table:table-cell office:value-type="float" office:value="2856" calcext:value-type="float">
            <text:p>2856</text:p>
          </table:table-cell>
          <table:table-cell office:value-type="float" office:value="2781" calcext:value-type="float">
            <text:p>278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$A$31]+[.$B$31]*[.$A36]+[.$C$31]*[.$B36]" office:value-type="float" office:value="42.02624" calcext:value-type="float">
            <text:p>42.026</text:p>
          </table:table-cell>
          <table:table-cell table:formula="of:=ROUNDDOWN([.$A$31]+[.$B$31]*[.$A36]+[.$C$31]*[.$B36])" office:value-type="float" office:value="42" calcext:value-type="float">
            <text:p>42</text:p>
          </table:table-cell>
          <table:table-cell table:formula="of:=&quot;+&quot;&amp;([.$D36]-[.$D35])" office:value-type="string" office:string-value="+5" calcext:value-type="string">
            <text:p>+5</text:p>
          </table:table-cell>
          <table:table-cell office:value-type="float" office:value="13" calcext:value-type="float">
            <text:p>13</text:p>
          </table:table-cell>
          <table:table-cell table:formula="of:=[.F36]-[.F35]" office:value-type="float" office:value="7" calcext:value-type="float">
            <text:p>7</text:p>
          </table:table-cell>
          <table:table-cell table:style-name="ce6" table:formula="of:=[.G36]/[.$A$31]" office:value-type="percentage" office:value="0.21875" calcext:value-type="percentage">
            <text:p>21.9%</text:p>
          </table:table-cell>
          <table:table-cell/>
          <table:table-cell office:value-type="string" calcext:value-type="string">
            <text:p>CRIT Rate</text:p>
          </table:table-cell>
          <table:table-cell office:value-type="float" office:value="68.2" calcext:value-type="float">
            <text:p>68.2</text:p>
          </table:table-cell>
          <table:table-cell office:value-type="float" office:value="75.4" calcext:value-type="float">
            <text:p>75.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$A$31]+[.$B$31]*[.$A37]+[.$C$31]*[.$B37]" office:value-type="float" office:value="47.03936" calcext:value-type="float">
            <text:p>47.039</text:p>
          </table:table-cell>
          <table:table-cell table:formula="of:=ROUNDDOWN([.$A$31]+[.$B$31]*[.$A37]+[.$C$31]*[.$B37])" office:value-type="float" office:value="47" calcext:value-type="float">
            <text:p>47</text:p>
          </table:table-cell>
          <table:table-cell table:formula="of:=&quot;+&quot;&amp;([.$D37]-[.$D36])" office:value-type="string" office:string-value="+5" calcext:value-type="string">
            <text:p>+5</text:p>
          </table:table-cell>
          <table:table-cell office:value-type="float" office:value="19" calcext:value-type="float">
            <text:p>19</text:p>
          </table:table-cell>
          <table:table-cell table:formula="of:=[.F37]-[.F36]" office:value-type="float" office:value="6" calcext:value-type="float">
            <text:p>6</text:p>
          </table:table-cell>
          <table:table-cell table:style-name="ce6" table:formula="of:=[.G37]/[.$A$31]" office:value-type="percentage" office:value="0.1875" calcext:value-type="percentage">
            <text:p>18.8%</text:p>
          </table:table-cell>
          <table:table-cell/>
          <table:table-cell office:value-type="string" calcext:value-type="string">
            <text:p>CRIT Dmg</text:p>
          </table:table-cell>
          <table:table-cell table:number-columns-repeated="2" office:value-type="float" office:value="104.4" calcext:value-type="float">
            <text:p>104.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$A$31]+[.$B$31]*[.$A38]+[.$C$31]*[.$B38]" office:value-type="float" office:value="52.05248" calcext:value-type="float">
            <text:p>52.052</text:p>
          </table:table-cell>
          <table:table-cell table:formula="of:=ROUNDDOWN([.$A$31]+[.$B$31]*[.$A38]+[.$C$31]*[.$B38])" office:value-type="float" office:value="52" calcext:value-type="float">
            <text:p>52</text:p>
          </table:table-cell>
          <table:table-cell table:formula="of:=&quot;+&quot;&amp;([.$D38]-[.$D37])" office:value-type="string" office:string-value="+5" calcext:value-type="string">
            <text:p>+5</text:p>
          </table:table-cell>
          <table:table-cell office:value-type="float" office:value="26" calcext:value-type="float">
            <text:p>26</text:p>
          </table:table-cell>
          <table:table-cell table:formula="of:=[.F38]-[.F37]" office:value-type="float" office:value="7" calcext:value-type="float">
            <text:p>7</text:p>
          </table:table-cell>
          <table:table-cell table:style-name="ce6" table:formula="of:=[.G38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A$31]+[.$B$31]*[.$A39]+[.$C$31]*[.$B39]" office:value-type="float" office:value="57.0656" calcext:value-type="float">
            <text:p>57.066</text:p>
          </table:table-cell>
          <table:table-cell table:formula="of:=ROUNDDOWN([.$A$31]+[.$B$31]*[.$A39]+[.$C$31]*[.$B39])" office:value-type="float" office:value="57" calcext:value-type="float">
            <text:p>57</text:p>
          </table:table-cell>
          <table:table-cell table:formula="of:=&quot;+&quot;&amp;([.$D39]-[.$D38])" office:value-type="string" office:string-value="+5" calcext:value-type="string">
            <text:p>+5</text:p>
          </table:table-cell>
          <table:table-cell office:value-type="float" office:value="32" calcext:value-type="float">
            <text:p>32</text:p>
          </table:table-cell>
          <table:table-cell table:formula="of:=[.F39]-[.F38]" office:value-type="float" office:value="6" calcext:value-type="float">
            <text:p>6</text:p>
          </table:table-cell>
          <table:table-cell table:style-name="ce6" table:formula="of:=[.G39]/[.$A$31]" office:value-type="percentage" office:value="0.1875" calcext:value-type="percentage">
            <text:p>18.8%</text:p>
          </table:table-cell>
          <table:table-cell table:number-columns-repeated="2"/>
          <table:table-cell table:style-name="ce17" table:formula="of:=[.K35]*(1+([.K37]/100)*([.K36]/100))" office:value-type="float" office:value="4889.494848" calcext:value-type="float">
            <text:p>4889.5</text:p>
          </table:table-cell>
          <table:table-cell table:style-name="ce17" table:formula="of:=[.L35]*(1+([.L37]/100)*([.L36]/100))" office:value-type="float" office:value="4970.136456" calcext:value-type="float">
            <text:p>4970.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A$31]+[.$B$31]*[.$A40]+[.$C$31]*[.$B40]" office:value-type="float" office:value="62.07872" calcext:value-type="float">
            <text:p>62.079</text:p>
          </table:table-cell>
          <table:table-cell table:formula="of:=ROUNDDOWN([.$A$31]+[.$B$31]*[.$A40]+[.$C$31]*[.$B40])" office:value-type="float" office:value="62" calcext:value-type="float">
            <text:p>62</text:p>
          </table:table-cell>
          <table:table-cell table:formula="of:=&quot;+&quot;&amp;([.$D40]-[.$D39])" office:value-type="string" office:string-value="+5" calcext:value-type="string">
            <text:p>+5</text:p>
          </table:table-cell>
          <table:table-cell office:value-type="float" office:value="39" calcext:value-type="float">
            <text:p>39</text:p>
          </table:table-cell>
          <table:table-cell table:formula="of:=[.F40]-[.F39]" office:value-type="float" office:value="7" calcext:value-type="float">
            <text:p>7</text:p>
          </table:table-cell>
          <table:table-cell table:style-name="ce6" table:formula="of:=[.G40]/[.$A$31]" office:value-type="percentage" office:value="0.21875" calcext:value-type="percentage">
            <text:p>21.9%</text:p>
          </table:table-cell>
          <table:table-cell table:number-columns-repeated="2"/>
          <table:table-cell table:style-name="ce17" table:formula="of:=[.K39]/[.K35]" office:value-type="float" office:value="1.712008" calcext:value-type="float">
            <text:p>1.7</text:p>
          </table:table-cell>
          <table:table-cell table:style-name="ce17" table:formula="of:=[.L39]/[.L35]" office:value-type="float" office:value="1.787176" calcext:value-type="float">
            <text:p>1.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A$31]+[.$B$31]*[.$A41]+[.$C$31]*[.$B41]" office:value-type="float" office:value="67.09184" calcext:value-type="float">
            <text:p>67.092</text:p>
          </table:table-cell>
          <table:table-cell table:formula="of:=ROUNDDOWN([.$A$31]+[.$B$31]*[.$A41]+[.$C$31]*[.$B41])" office:value-type="float" office:value="67" calcext:value-type="float">
            <text:p>67</text:p>
          </table:table-cell>
          <table:table-cell table:formula="of:=&quot;+&quot;&amp;([.$D41]-[.$D40])" office:value-type="string" office:string-value="+5" calcext:value-type="string">
            <text:p>+5</text:p>
          </table:table-cell>
          <table:table-cell office:value-type="float" office:value="46" calcext:value-type="float">
            <text:p>46</text:p>
          </table:table-cell>
          <table:table-cell table:formula="of:=[.F41]-[.F40]" office:value-type="float" office:value="7" calcext:value-type="float">
            <text:p>7</text:p>
          </table:table-cell>
          <table:table-cell table:style-name="ce6" table:formula="of:=[.G41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A$31]+[.$B$31]*[.$A42]+[.$C$31]*[.$B42]" office:value-type="float" office:value="72.10496" calcext:value-type="float">
            <text:p>72.105</text:p>
          </table:table-cell>
          <table:table-cell table:formula="of:=ROUNDDOWN([.$A$31]+[.$B$31]*[.$A42]+[.$C$31]*[.$B42])" office:value-type="float" office:value="72" calcext:value-type="float">
            <text:p>72</text:p>
          </table:table-cell>
          <table:table-cell table:formula="of:=&quot;+&quot;&amp;([.$D42]-[.$D41])" office:value-type="string" office:string-value="+5" calcext:value-type="string">
            <text:p>+5</text:p>
          </table:table-cell>
          <table:table-cell office:value-type="float" office:value="52" calcext:value-type="float">
            <text:p>52</text:p>
          </table:table-cell>
          <table:table-cell table:formula="of:=[.F42]-[.F41]" office:value-type="float" office:value="6" calcext:value-type="float">
            <text:p>6</text:p>
          </table:table-cell>
          <table:table-cell table:style-name="ce6" table:formula="of:=[.G42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A$31]+[.$B$31]*[.$A43]+[.$C$31]*[.$B43]" office:value-type="float" office:value="77.11808" calcext:value-type="float">
            <text:p>77.118</text:p>
          </table:table-cell>
          <table:table-cell table:formula="of:=ROUNDDOWN([.$A$31]+[.$B$31]*[.$A43]+[.$C$31]*[.$B43])" office:value-type="float" office:value="77" calcext:value-type="float">
            <text:p>77</text:p>
          </table:table-cell>
          <table:table-cell table:formula="of:=&quot;+&quot;&amp;([.$D43]-[.$D42])" office:value-type="string" office:string-value="+5" calcext:value-type="string">
            <text:p>+5</text:p>
          </table:table-cell>
          <table:table-cell office:value-type="float" office:value="59" calcext:value-type="float">
            <text:p>59</text:p>
          </table:table-cell>
          <table:table-cell table:formula="of:=[.F43]-[.F42]" office:value-type="float" office:value="7" calcext:value-type="float">
            <text:p>7</text:p>
          </table:table-cell>
          <table:table-cell table:style-name="ce6" table:formula="of:=[.G43]/[.$A$31]" office:value-type="percentage" office:value="0.21875" calcext:value-type="percentage">
            <text:p>21.9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A$31]+[.$B$31]*[.$A44]+[.$C$31]*[.$B44]" office:value-type="float" office:value="82.1312" calcext:value-type="float">
            <text:p>82.131</text:p>
          </table:table-cell>
          <table:table-cell table:formula="of:=ROUNDDOWN([.$A$31]+[.$B$31]*[.$A44]+[.$C$31]*[.$B44])" office:value-type="float" office:value="82" calcext:value-type="float">
            <text:p>82</text:p>
          </table:table-cell>
          <table:table-cell table:formula="of:=&quot;+&quot;&amp;([.$D44]-[.$D43])" office:value-type="string" office:string-value="+5" calcext:value-type="string">
            <text:p>+5</text:p>
          </table:table-cell>
          <table:table-cell office:value-type="float" office:value="65" calcext:value-type="float">
            <text:p>65</text:p>
          </table:table-cell>
          <table:table-cell table:formula="of:=[.F44]-[.F43]" office:value-type="float" office:value="6" calcext:value-type="float">
            <text:p>6</text:p>
          </table:table-cell>
          <table:table-cell table:style-name="ce6" table:formula="of:=[.G44]/[.$A$31]" office:value-type="percentage" office:value="0.1875" calcext:value-type="percentage">
            <text:p>18.8%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$A$31]+[.$B$31]*[.$A45]+[.$C$31]*[.$B45]" office:value-type="float" office:value="110.7392" calcext:value-type="float">
            <text:p>110.739</text:p>
          </table:table-cell>
          <table:table-cell table:formula="of:=ROUNDDOWN([.$A$31]+[.$B$31]*[.$A45]+[.$C$31]*[.$B45])" office:value-type="float" office:value="110" calcext:value-type="float">
            <text:p>110</text:p>
          </table:table-cell>
          <table:table-cell table:formula="of:=&quot;+&quot;&amp;([.$D45]-[.$D44])" office:value-type="string" office:string-value="+28" calcext:value-type="string">
            <text:p>+28</text:p>
          </table:table-cell>
          <table:table-cell/>
          <table:table-cell table:style-name="ce6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$A$31]+[.$B$31]*[.$A46]+[.$C$31]*[.$B46]" office:value-type="float" office:value="115.75232" calcext:value-type="float">
            <text:p>115.752</text:p>
          </table:table-cell>
          <table:table-cell table:formula="of:=ROUNDDOWN([.$A$31]+[.$B$31]*[.$A46]+[.$C$31]*[.$B46])" office:value-type="float" office:value="115" calcext:value-type="float">
            <text:p>115</text:p>
          </table:table-cell>
          <table:table-cell table:formula="of:=&quot;+&quot;&amp;([.$D46]-[.$D4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$A$31]+[.$B$31]*[.$A47]+[.$C$31]*[.$B47]" office:value-type="float" office:value="120.76544" calcext:value-type="float">
            <text:p>120.765</text:p>
          </table:table-cell>
          <table:table-cell table:formula="of:=ROUNDDOWN([.$A$31]+[.$B$31]*[.$A47]+[.$C$31]*[.$B47])" office:value-type="float" office:value="120" calcext:value-type="float">
            <text:p>120</text:p>
          </table:table-cell>
          <table:table-cell table:formula="of:=&quot;+&quot;&amp;([.$D47]-[.$D4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$A$31]+[.$B$31]*[.$A48]+[.$C$31]*[.$B48]" office:value-type="float" office:value="125.77856" calcext:value-type="float">
            <text:p>125.779</text:p>
          </table:table-cell>
          <table:table-cell table:formula="of:=ROUNDDOWN([.$A$31]+[.$B$31]*[.$A48]+[.$C$31]*[.$B48])" office:value-type="float" office:value="125" calcext:value-type="float">
            <text:p>125</text:p>
          </table:table-cell>
          <table:table-cell table:formula="of:=&quot;+&quot;&amp;([.$D48]-[.$D4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$A$31]+[.$B$31]*[.$A49]+[.$C$31]*[.$B49]" office:value-type="float" office:value="130.79168" calcext:value-type="float">
            <text:p>130.792</text:p>
          </table:table-cell>
          <table:table-cell table:formula="of:=ROUNDDOWN([.$A$31]+[.$B$31]*[.$A49]+[.$C$31]*[.$B49])" office:value-type="float" office:value="130" calcext:value-type="float">
            <text:p>130</text:p>
          </table:table-cell>
          <table:table-cell table:formula="of:=&quot;+&quot;&amp;([.$D49]-[.$D4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$A$31]+[.$B$31]*[.$A50]+[.$C$31]*[.$B50]" office:value-type="float" office:value="135.8048" calcext:value-type="float">
            <text:p>135.805</text:p>
          </table:table-cell>
          <table:table-cell table:formula="of:=ROUNDDOWN([.$A$31]+[.$B$31]*[.$A50]+[.$C$31]*[.$B50])" office:value-type="float" office:value="135" calcext:value-type="float">
            <text:p>135</text:p>
          </table:table-cell>
          <table:table-cell table:formula="of:=&quot;+&quot;&amp;([.$D50]-[.$D4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$A$31]+[.$B$31]*[.$A51]+[.$C$31]*[.$B51]" office:value-type="float" office:value="140.81792" calcext:value-type="float">
            <text:p>140.818</text:p>
          </table:table-cell>
          <table:table-cell table:formula="of:=ROUNDDOWN([.$A$31]+[.$B$31]*[.$A51]+[.$C$31]*[.$B51])" office:value-type="float" office:value="140" calcext:value-type="float">
            <text:p>140</text:p>
          </table:table-cell>
          <table:table-cell table:formula="of:=&quot;+&quot;&amp;([.$D51]-[.$D5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$A$31]+[.$B$31]*[.$A52]+[.$C$31]*[.$B52]" office:value-type="float" office:value="145.83104" calcext:value-type="float">
            <text:p>145.831</text:p>
          </table:table-cell>
          <table:table-cell table:formula="of:=ROUNDDOWN([.$A$31]+[.$B$31]*[.$A52]+[.$C$31]*[.$B52])" office:value-type="float" office:value="145" calcext:value-type="float">
            <text:p>145</text:p>
          </table:table-cell>
          <table:table-cell table:formula="of:=&quot;+&quot;&amp;([.$D52]-[.$D5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$A$31]+[.$B$31]*[.$A53]+[.$C$31]*[.$B53]" office:value-type="float" office:value="150.84416" calcext:value-type="float">
            <text:p>150.844</text:p>
          </table:table-cell>
          <table:table-cell table:formula="of:=ROUNDDOWN([.$A$31]+[.$B$31]*[.$A53]+[.$C$31]*[.$B53])" office:value-type="float" office:value="150" calcext:value-type="float">
            <text:p>150</text:p>
          </table:table-cell>
          <table:table-cell table:formula="of:=&quot;+&quot;&amp;([.$D53]-[.$D5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$A$31]+[.$B$31]*[.$A54]+[.$C$31]*[.$B54]" office:value-type="float" office:value="155.85728" calcext:value-type="float">
            <text:p>155.857</text:p>
          </table:table-cell>
          <table:table-cell table:formula="of:=ROUNDDOWN([.$A$31]+[.$B$31]*[.$A54]+[.$C$31]*[.$B54])" office:value-type="float" office:value="155" calcext:value-type="float">
            <text:p>155</text:p>
          </table:table-cell>
          <table:table-cell table:formula="of:=&quot;+&quot;&amp;([.$D54]-[.$D5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$A$31]+[.$B$31]*[.$A55]+[.$C$31]*[.$B55]" office:value-type="float" office:value="160.8704" calcext:value-type="float">
            <text:p>160.870</text:p>
          </table:table-cell>
          <table:table-cell table:formula="of:=ROUNDDOWN([.$A$31]+[.$B$31]*[.$A55]+[.$C$31]*[.$B55])" office:value-type="float" office:value="160" calcext:value-type="float">
            <text:p>160</text:p>
          </table:table-cell>
          <table:table-cell table:formula="of:=&quot;+&quot;&amp;([.$D55]-[.$D5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$A$31]+[.$B$31]*[.$A56]+[.$C$31]*[.$B56]" office:value-type="float" office:value="189.4784" calcext:value-type="float">
            <text:p>189.478</text:p>
          </table:table-cell>
          <table:table-cell table:formula="of:=ROUNDDOWN([.$A$31]+[.$B$31]*[.$A56]+[.$C$31]*[.$B56])" office:value-type="float" office:value="189" calcext:value-type="float">
            <text:p>189</text:p>
          </table:table-cell>
          <table:table-cell table:formula="of:=&quot;+&quot;&amp;([.$D56]-[.$D55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$A$31]+[.$B$31]*[.$A57]+[.$C$31]*[.$B57]" office:value-type="float" office:value="194.49152" calcext:value-type="float">
            <text:p>194.492</text:p>
          </table:table-cell>
          <table:table-cell table:formula="of:=ROUNDDOWN([.$A$31]+[.$B$31]*[.$A57]+[.$C$31]*[.$B57])" office:value-type="float" office:value="194" calcext:value-type="float">
            <text:p>194</text:p>
          </table:table-cell>
          <table:table-cell table:formula="of:=&quot;+&quot;&amp;([.$D57]-[.$D5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$A$31]+[.$B$31]*[.$A58]+[.$C$31]*[.$B58]" office:value-type="float" office:value="199.50464" calcext:value-type="float">
            <text:p>199.505</text:p>
          </table:table-cell>
          <table:table-cell table:formula="of:=ROUNDDOWN([.$A$31]+[.$B$31]*[.$A58]+[.$C$31]*[.$B58])" office:value-type="float" office:value="199" calcext:value-type="float">
            <text:p>199</text:p>
          </table:table-cell>
          <table:table-cell table:formula="of:=&quot;+&quot;&amp;([.$D58]-[.$D5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$A$31]+[.$B$31]*[.$A59]+[.$C$31]*[.$B59]" office:value-type="float" office:value="204.51776" calcext:value-type="float">
            <text:p>204.518</text:p>
          </table:table-cell>
          <table:table-cell table:formula="of:=ROUNDDOWN([.$A$31]+[.$B$31]*[.$A59]+[.$C$31]*[.$B59])" office:value-type="float" office:value="204" calcext:value-type="float">
            <text:p>204</text:p>
          </table:table-cell>
          <table:table-cell table:formula="of:=&quot;+&quot;&amp;([.$D59]-[.$D5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$A$31]+[.$B$31]*[.$A60]+[.$C$31]*[.$B60]" office:value-type="float" office:value="209.53088" calcext:value-type="float">
            <text:p>209.531</text:p>
          </table:table-cell>
          <table:table-cell table:formula="of:=ROUNDDOWN([.$A$31]+[.$B$31]*[.$A60]+[.$C$31]*[.$B60])" office:value-type="float" office:value="209" calcext:value-type="float">
            <text:p>209</text:p>
          </table:table-cell>
          <table:table-cell table:formula="of:=&quot;+&quot;&amp;([.$D60]-[.$D5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$A$31]+[.$B$31]*[.$A61]+[.$C$31]*[.$B61]" office:value-type="float" office:value="214.544" calcext:value-type="float">
            <text:p>214.544</text:p>
          </table:table-cell>
          <table:table-cell table:formula="of:=ROUNDDOWN([.$A$31]+[.$B$31]*[.$A61]+[.$C$31]*[.$B61])" office:value-type="float" office:value="214" calcext:value-type="float">
            <text:p>214</text:p>
          </table:table-cell>
          <table:table-cell table:formula="of:=&quot;+&quot;&amp;([.$D61]-[.$D6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$A$31]+[.$B$31]*[.$A62]+[.$C$31]*[.$B62]" office:value-type="float" office:value="219.55712" calcext:value-type="float">
            <text:p>219.557</text:p>
          </table:table-cell>
          <table:table-cell table:formula="of:=ROUNDDOWN([.$A$31]+[.$B$31]*[.$A62]+[.$C$31]*[.$B62])" office:value-type="float" office:value="219" calcext:value-type="float">
            <text:p>219</text:p>
          </table:table-cell>
          <table:table-cell table:formula="of:=&quot;+&quot;&amp;([.$D62]-[.$D6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$A$31]+[.$B$31]*[.$A63]+[.$C$31]*[.$B63]" office:value-type="float" office:value="224.57024" calcext:value-type="float">
            <text:p>224.570</text:p>
          </table:table-cell>
          <table:table-cell table:formula="of:=ROUNDDOWN([.$A$31]+[.$B$31]*[.$A63]+[.$C$31]*[.$B63])" office:value-type="float" office:value="224" calcext:value-type="float">
            <text:p>224</text:p>
          </table:table-cell>
          <table:table-cell table:formula="of:=&quot;+&quot;&amp;([.$D63]-[.$D6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$A$31]+[.$B$31]*[.$A64]+[.$C$31]*[.$B64]" office:value-type="float" office:value="229.58336" calcext:value-type="float">
            <text:p>229.583</text:p>
          </table:table-cell>
          <table:table-cell table:formula="of:=ROUNDDOWN([.$A$31]+[.$B$31]*[.$A64]+[.$C$31]*[.$B64])" office:value-type="float" office:value="229" calcext:value-type="float">
            <text:p>229</text:p>
          </table:table-cell>
          <table:table-cell table:formula="of:=&quot;+&quot;&amp;([.$D64]-[.$D6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$A$31]+[.$B$31]*[.$A65]+[.$C$31]*[.$B65]" office:value-type="float" office:value="234.59648" calcext:value-type="float">
            <text:p>234.596</text:p>
          </table:table-cell>
          <table:table-cell table:formula="of:=ROUNDDOWN([.$A$31]+[.$B$31]*[.$A65]+[.$C$31]*[.$B65])" office:value-type="float" office:value="234" calcext:value-type="float">
            <text:p>234</text:p>
          </table:table-cell>
          <table:table-cell table:formula="of:=&quot;+&quot;&amp;([.$D65]-[.$D6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$A$31]+[.$B$31]*[.$A66]+[.$C$31]*[.$B66]" office:value-type="float" office:value="239.6096" calcext:value-type="float">
            <text:p>239.610</text:p>
          </table:table-cell>
          <table:table-cell table:formula="of:=ROUNDDOWN([.$A$31]+[.$B$31]*[.$A66]+[.$C$31]*[.$B66])" office:value-type="float" office:value="239" calcext:value-type="float">
            <text:p>239</text:p>
          </table:table-cell>
          <table:table-cell table:formula="of:=&quot;+&quot;&amp;([.$D66]-[.$D6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$A$31]+[.$B$31]*[.$A67]+[.$C$31]*[.$B67]" office:value-type="float" office:value="268.2176" calcext:value-type="float">
            <text:p>268.218</text:p>
          </table:table-cell>
          <table:table-cell table:formula="of:=ROUNDDOWN([.$A$31]+[.$B$31]*[.$A67]+[.$C$31]*[.$B67])" office:value-type="float" office:value="268" calcext:value-type="float">
            <text:p>268</text:p>
          </table:table-cell>
          <table:table-cell table:formula="of:=&quot;+&quot;&amp;([.$D67]-[.$D66])" office:value-type="string" office:string-value="+29" calcext:value-type="string">
            <text:p>+29</text:p>
          </table:table-cell>
          <table:table-cell table:number-columns-repeated="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$A$31]+[.$B$31]*[.$A68]+[.$C$31]*[.$B68]" office:value-type="float" office:value="273.23072" calcext:value-type="float">
            <text:p>273.231</text:p>
          </table:table-cell>
          <table:table-cell table:formula="of:=ROUNDDOWN([.$A$31]+[.$B$31]*[.$A68]+[.$C$31]*[.$B68])" office:value-type="float" office:value="273" calcext:value-type="float">
            <text:p>273</text:p>
          </table:table-cell>
          <table:table-cell table:formula="of:=&quot;+&quot;&amp;([.$D68]-[.$D6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[.$A$31]+[.$B$31]*[.$A69]+[.$C$31]*[.$B69]" office:value-type="float" office:value="278.24384" calcext:value-type="float">
            <text:p>278.244</text:p>
          </table:table-cell>
          <table:table-cell table:formula="of:=ROUNDDOWN([.$A$31]+[.$B$31]*[.$A69]+[.$C$31]*[.$B69])" office:value-type="float" office:value="278" calcext:value-type="float">
            <text:p>278</text:p>
          </table:table-cell>
          <table:table-cell table:formula="of:=&quot;+&quot;&amp;([.$D69]-[.$D6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$A$31]+[.$B$31]*[.$A70]+[.$C$31]*[.$B70]" office:value-type="float" office:value="283.25696" calcext:value-type="float">
            <text:p>283.257</text:p>
          </table:table-cell>
          <table:table-cell table:formula="of:=ROUNDDOWN([.$A$31]+[.$B$31]*[.$A70]+[.$C$31]*[.$B70])" office:value-type="float" office:value="283" calcext:value-type="float">
            <text:p>283</text:p>
          </table:table-cell>
          <table:table-cell table:formula="of:=&quot;+&quot;&amp;([.$D70]-[.$D6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formula="of:=[.$A$31]+[.$B$31]*[.$A71]+[.$C$31]*[.$B71]" office:value-type="float" office:value="288.27008" calcext:value-type="float">
            <text:p>288.270</text:p>
          </table:table-cell>
          <table:table-cell table:formula="of:=ROUNDDOWN([.$A$31]+[.$B$31]*[.$A71]+[.$C$31]*[.$B71])" office:value-type="float" office:value="288" calcext:value-type="float">
            <text:p>288</text:p>
          </table:table-cell>
          <table:table-cell table:formula="of:=&quot;+&quot;&amp;([.$D71]-[.$D7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$A$31]+[.$B$31]*[.$A72]+[.$C$31]*[.$B72]" office:value-type="float" office:value="293.2832" calcext:value-type="float">
            <text:p>293.283</text:p>
          </table:table-cell>
          <table:table-cell table:formula="of:=ROUNDDOWN([.$A$31]+[.$B$31]*[.$A72]+[.$C$31]*[.$B72])" office:value-type="float" office:value="293" calcext:value-type="float">
            <text:p>293</text:p>
          </table:table-cell>
          <table:table-cell table:formula="of:=&quot;+&quot;&amp;([.$D72]-[.$D7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$A$31]+[.$B$31]*[.$A73]+[.$C$31]*[.$B73]" office:value-type="float" office:value="298.29632" calcext:value-type="float">
            <text:p>298.296</text:p>
          </table:table-cell>
          <table:table-cell table:formula="of:=ROUNDDOWN([.$A$31]+[.$B$31]*[.$A73]+[.$C$31]*[.$B73])" office:value-type="float" office:value="298" calcext:value-type="float">
            <text:p>298</text:p>
          </table:table-cell>
          <table:table-cell table:formula="of:=&quot;+&quot;&amp;([.$D73]-[.$D7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$A$31]+[.$B$31]*[.$A74]+[.$C$31]*[.$B74]" office:value-type="float" office:value="303.30944" calcext:value-type="float">
            <text:p>303.309</text:p>
          </table:table-cell>
          <table:table-cell table:formula="of:=ROUNDDOWN([.$A$31]+[.$B$31]*[.$A74]+[.$C$31]*[.$B74])" office:value-type="float" office:value="303" calcext:value-type="float">
            <text:p>303</text:p>
          </table:table-cell>
          <table:table-cell table:formula="of:=&quot;+&quot;&amp;([.$D74]-[.$D7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formula="of:=[.$A$31]+[.$B$31]*[.$A75]+[.$C$31]*[.$B75]" office:value-type="float" office:value="308.32256" calcext:value-type="float">
            <text:p>308.323</text:p>
          </table:table-cell>
          <table:table-cell table:formula="of:=ROUNDDOWN([.$A$31]+[.$B$31]*[.$A75]+[.$C$31]*[.$B75])" office:value-type="float" office:value="308" calcext:value-type="float">
            <text:p>308</text:p>
          </table:table-cell>
          <table:table-cell table:formula="of:=&quot;+&quot;&amp;([.$D75]-[.$D7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$A$31]+[.$B$31]*[.$A76]+[.$C$31]*[.$B76]" office:value-type="float" office:value="313.33568" calcext:value-type="float">
            <text:p>313.336</text:p>
          </table:table-cell>
          <table:table-cell table:formula="of:=ROUNDDOWN([.$A$31]+[.$B$31]*[.$A76]+[.$C$31]*[.$B76])" office:value-type="float" office:value="313" calcext:value-type="float">
            <text:p>313</text:p>
          </table:table-cell>
          <table:table-cell table:formula="of:=&quot;+&quot;&amp;([.$D76]-[.$D7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formula="of:=[.$A$31]+[.$B$31]*[.$A77]+[.$C$31]*[.$B77]" office:value-type="float" office:value="318.3488" calcext:value-type="float">
            <text:p>318.349</text:p>
          </table:table-cell>
          <table:table-cell table:formula="of:=ROUNDDOWN([.$A$31]+[.$B$31]*[.$A77]+[.$C$31]*[.$B77])" office:value-type="float" office:value="318" calcext:value-type="float">
            <text:p>318</text:p>
          </table:table-cell>
          <table:table-cell table:formula="of:=&quot;+&quot;&amp;([.$D77]-[.$D7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formula="of:=[.$A$31]+[.$B$31]*[.$A78]+[.$C$31]*[.$B78]" office:value-type="float" office:value="346.9568" calcext:value-type="float">
            <text:p>346.957</text:p>
          </table:table-cell>
          <table:table-cell table:formula="of:=ROUNDDOWN([.$A$31]+[.$B$31]*[.$A78]+[.$C$31]*[.$B78])" office:value-type="float" office:value="346" calcext:value-type="float">
            <text:p>346</text:p>
          </table:table-cell>
          <table:table-cell table:formula="of:=&quot;+&quot;&amp;([.$D78]-[.$D77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formula="of:=[.$A$31]+[.$B$31]*[.$A79]+[.$C$31]*[.$B79]" office:value-type="float" office:value="351.96992" calcext:value-type="float">
            <text:p>351.970</text:p>
          </table:table-cell>
          <table:table-cell table:formula="of:=ROUNDDOWN([.$A$31]+[.$B$31]*[.$A79]+[.$C$31]*[.$B79])" office:value-type="float" office:value="351" calcext:value-type="float">
            <text:p>351</text:p>
          </table:table-cell>
          <table:table-cell table:formula="of:=&quot;+&quot;&amp;([.$D79]-[.$D7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$A$31]+[.$B$31]*[.$A80]+[.$C$31]*[.$B80]" office:value-type="float" office:value="356.98304" calcext:value-type="float">
            <text:p>356.983</text:p>
          </table:table-cell>
          <table:table-cell table:formula="of:=ROUNDDOWN([.$A$31]+[.$B$31]*[.$A80]+[.$C$31]*[.$B80])" office:value-type="float" office:value="356" calcext:value-type="float">
            <text:p>356</text:p>
          </table:table-cell>
          <table:table-cell table:formula="of:=&quot;+&quot;&amp;([.$D80]-[.$D7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$A$31]+[.$B$31]*[.$A81]+[.$C$31]*[.$B81]" office:value-type="float" office:value="361.99616" calcext:value-type="float">
            <text:p>361.996</text:p>
          </table:table-cell>
          <table:table-cell table:formula="of:=ROUNDDOWN([.$A$31]+[.$B$31]*[.$A81]+[.$C$31]*[.$B81])" office:value-type="float" office:value="361" calcext:value-type="float">
            <text:p>361</text:p>
          </table:table-cell>
          <table:table-cell table:formula="of:=&quot;+&quot;&amp;([.$D81]-[.$D8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formula="of:=[.$A$31]+[.$B$31]*[.$A82]+[.$C$31]*[.$B82]" office:value-type="float" office:value="367.00928" calcext:value-type="float">
            <text:p>367.009</text:p>
          </table:table-cell>
          <table:table-cell table:formula="of:=ROUNDDOWN([.$A$31]+[.$B$31]*[.$A82]+[.$C$31]*[.$B82])" office:value-type="float" office:value="367" calcext:value-type="float">
            <text:p>367</text:p>
          </table:table-cell>
          <table:table-cell table:formula="of:=&quot;+&quot;&amp;([.$D82]-[.$D81])" office:value-type="string" office:string-value="+6" calcext:value-type="string">
            <text:p>+6</text:p>
          </table:table-cell>
          <table:table-cell table:number-columns-repeated="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formula="of:=[.$A$31]+[.$B$31]*[.$A83]+[.$C$31]*[.$B83]" office:value-type="float" office:value="372.0224" calcext:value-type="float">
            <text:p>372.022</text:p>
          </table:table-cell>
          <table:table-cell table:formula="of:=ROUNDDOWN([.$A$31]+[.$B$31]*[.$A83]+[.$C$31]*[.$B83])" office:value-type="float" office:value="372" calcext:value-type="float">
            <text:p>372</text:p>
          </table:table-cell>
          <table:table-cell table:formula="of:=&quot;+&quot;&amp;([.$D83]-[.$D8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formula="of:=[.$A$31]+[.$B$31]*[.$A84]+[.$C$31]*[.$B84]" office:value-type="float" office:value="377.03552" calcext:value-type="float">
            <text:p>377.036</text:p>
          </table:table-cell>
          <table:table-cell table:formula="of:=ROUNDDOWN([.$A$31]+[.$B$31]*[.$A84]+[.$C$31]*[.$B84])" office:value-type="float" office:value="377" calcext:value-type="float">
            <text:p>377</text:p>
          </table:table-cell>
          <table:table-cell table:formula="of:=&quot;+&quot;&amp;([.$D84]-[.$D8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formula="of:=[.$A$31]+[.$B$31]*[.$A85]+[.$C$31]*[.$B85]" office:value-type="float" office:value="382.04864" calcext:value-type="float">
            <text:p>382.049</text:p>
          </table:table-cell>
          <table:table-cell table:formula="of:=ROUNDDOWN([.$A$31]+[.$B$31]*[.$A85]+[.$C$31]*[.$B85])" office:value-type="float" office:value="382" calcext:value-type="float">
            <text:p>382</text:p>
          </table:table-cell>
          <table:table-cell table:formula="of:=&quot;+&quot;&amp;([.$D85]-[.$D8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$A$31]+[.$B$31]*[.$A86]+[.$C$31]*[.$B86]" office:value-type="float" office:value="387.06176" calcext:value-type="float">
            <text:p>387.062</text:p>
          </table:table-cell>
          <table:table-cell table:formula="of:=ROUNDDOWN([.$A$31]+[.$B$31]*[.$A86]+[.$C$31]*[.$B86])" office:value-type="float" office:value="387" calcext:value-type="float">
            <text:p>387</text:p>
          </table:table-cell>
          <table:table-cell table:formula="of:=&quot;+&quot;&amp;([.$D86]-[.$D8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$A$31]+[.$B$31]*[.$A87]+[.$C$31]*[.$B87]" office:value-type="float" office:value="392.07488" calcext:value-type="float">
            <text:p>392.075</text:p>
          </table:table-cell>
          <table:table-cell table:formula="of:=ROUNDDOWN([.$A$31]+[.$B$31]*[.$A87]+[.$C$31]*[.$B87])" office:value-type="float" office:value="392" calcext:value-type="float">
            <text:p>392</text:p>
          </table:table-cell>
          <table:table-cell table:formula="of:=&quot;+&quot;&amp;([.$D87]-[.$D8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formula="of:=[.$A$31]+[.$B$31]*[.$A88]+[.$C$31]*[.$B88]" office:value-type="float" office:value="397.088" calcext:value-type="float">
            <text:p>397.088</text:p>
          </table:table-cell>
          <table:table-cell table:formula="of:=ROUNDDOWN([.$A$31]+[.$B$31]*[.$A88]+[.$C$31]*[.$B88])" office:value-type="float" office:value="397" calcext:value-type="float">
            <text:p>397</text:p>
          </table:table-cell>
          <table:table-cell table:formula="of:=&quot;+&quot;&amp;([.$D88]-[.$D8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$A$31]+[.$B$31]*[.$A89]+[.$C$31]*[.$B89]" office:value-type="float" office:value="425.696" calcext:value-type="float">
            <text:p>425.696</text:p>
          </table:table-cell>
          <table:table-cell table:formula="of:=ROUNDDOWN([.$A$31]+[.$B$31]*[.$A89]+[.$C$31]*[.$B89])" office:value-type="float" office:value="425" calcext:value-type="float">
            <text:p>425</text:p>
          </table:table-cell>
          <table:table-cell table:formula="of:=&quot;+&quot;&amp;([.$D89]-[.$D88])" office:value-type="string" office:string-value="+28" calcext:value-type="string">
            <text:p>+28</text:p>
          </table:table-cell>
          <table:table-cell table:number-columns-repeated="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formula="of:=[.$A$31]+[.$B$31]*[.$A90]+[.$C$31]*[.$B90]" office:value-type="float" office:value="430.70912" calcext:value-type="float">
            <text:p>430.709</text:p>
          </table:table-cell>
          <table:table-cell table:formula="of:=ROUNDDOWN([.$A$31]+[.$B$31]*[.$A90]+[.$C$31]*[.$B90])" office:value-type="float" office:value="430" calcext:value-type="float">
            <text:p>430</text:p>
          </table:table-cell>
          <table:table-cell table:formula="of:=&quot;+&quot;&amp;([.$D90]-[.$D89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formula="of:=[.$A$31]+[.$B$31]*[.$A91]+[.$C$31]*[.$B91]" office:value-type="float" office:value="435.72224" calcext:value-type="float">
            <text:p>435.722</text:p>
          </table:table-cell>
          <table:table-cell table:formula="of:=ROUNDDOWN([.$A$31]+[.$B$31]*[.$A91]+[.$C$31]*[.$B91])" office:value-type="float" office:value="435" calcext:value-type="float">
            <text:p>435</text:p>
          </table:table-cell>
          <table:table-cell table:formula="of:=&quot;+&quot;&amp;([.$D91]-[.$D90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table:formula="of:=[.$A$31]+[.$B$31]*[.$A92]+[.$C$31]*[.$B92]" office:value-type="float" office:value="440.73536" calcext:value-type="float">
            <text:p>440.735</text:p>
          </table:table-cell>
          <table:table-cell table:formula="of:=ROUNDDOWN([.$A$31]+[.$B$31]*[.$A92]+[.$C$31]*[.$B92])" office:value-type="float" office:value="440" calcext:value-type="float">
            <text:p>440</text:p>
          </table:table-cell>
          <table:table-cell table:formula="of:=&quot;+&quot;&amp;([.$D92]-[.$D91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$A$31]+[.$B$31]*[.$A93]+[.$C$31]*[.$B93]" office:value-type="float" office:value="445.74848" calcext:value-type="float">
            <text:p>445.748</text:p>
          </table:table-cell>
          <table:table-cell table:formula="of:=ROUNDDOWN([.$A$31]+[.$B$31]*[.$A93]+[.$C$31]*[.$B93])" office:value-type="float" office:value="445" calcext:value-type="float">
            <text:p>445</text:p>
          </table:table-cell>
          <table:table-cell table:formula="of:=&quot;+&quot;&amp;([.$D93]-[.$D92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formula="of:=[.$A$31]+[.$B$31]*[.$A94]+[.$C$31]*[.$B94]" office:value-type="float" office:value="450.7616" calcext:value-type="float">
            <text:p>450.762</text:p>
          </table:table-cell>
          <table:table-cell table:formula="of:=ROUNDDOWN([.$A$31]+[.$B$31]*[.$A94]+[.$C$31]*[.$B94])" office:value-type="float" office:value="450" calcext:value-type="float">
            <text:p>450</text:p>
          </table:table-cell>
          <table:table-cell table:formula="of:=&quot;+&quot;&amp;([.$D94]-[.$D93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[.$A$31]+[.$B$31]*[.$A95]+[.$C$31]*[.$B95]" office:value-type="float" office:value="455.77472" calcext:value-type="float">
            <text:p>455.775</text:p>
          </table:table-cell>
          <table:table-cell table:formula="of:=ROUNDDOWN([.$A$31]+[.$B$31]*[.$A95]+[.$C$31]*[.$B95])" office:value-type="float" office:value="455" calcext:value-type="float">
            <text:p>455</text:p>
          </table:table-cell>
          <table:table-cell table:formula="of:=&quot;+&quot;&amp;([.$D95]-[.$D94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formula="of:=[.$A$31]+[.$B$31]*[.$A96]+[.$C$31]*[.$B96]" office:value-type="float" office:value="460.78784" calcext:value-type="float">
            <text:p>460.788</text:p>
          </table:table-cell>
          <table:table-cell table:formula="of:=ROUNDDOWN([.$A$31]+[.$B$31]*[.$A96]+[.$C$31]*[.$B96])" office:value-type="float" office:value="460" calcext:value-type="float">
            <text:p>460</text:p>
          </table:table-cell>
          <table:table-cell table:formula="of:=&quot;+&quot;&amp;([.$D96]-[.$D95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formula="of:=[.$A$31]+[.$B$31]*[.$A97]+[.$C$31]*[.$B97]" office:value-type="float" office:value="465.80096" calcext:value-type="float">
            <text:p>465.801</text:p>
          </table:table-cell>
          <table:table-cell table:formula="of:=ROUNDDOWN([.$A$31]+[.$B$31]*[.$A97]+[.$C$31]*[.$B97])" office:value-type="float" office:value="465" calcext:value-type="float">
            <text:p>465</text:p>
          </table:table-cell>
          <table:table-cell table:formula="of:=&quot;+&quot;&amp;([.$D97]-[.$D96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$A$31]+[.$B$31]*[.$A98]+[.$C$31]*[.$B98]" office:value-type="float" office:value="470.81408" calcext:value-type="float">
            <text:p>470.814</text:p>
          </table:table-cell>
          <table:table-cell table:formula="of:=ROUNDDOWN([.$A$31]+[.$B$31]*[.$A98]+[.$C$31]*[.$B98])" office:value-type="float" office:value="470" calcext:value-type="float">
            <text:p>470</text:p>
          </table:table-cell>
          <table:table-cell table:formula="of:=&quot;+&quot;&amp;([.$D98]-[.$D97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$A$31]+[.$B$31]*[.$A99]+[.$C$31]*[.$B99]" office:value-type="float" office:value="475.8272" calcext:value-type="float">
            <text:p>475.827</text:p>
          </table:table-cell>
          <table:table-cell table:formula="of:=ROUNDDOWN([.$A$31]+[.$B$31]*[.$A99]+[.$C$31]*[.$B99])" office:value-type="float" office:value="475" calcext:value-type="float">
            <text:p>475</text:p>
          </table:table-cell>
          <table:table-cell table:formula="of:=&quot;+&quot;&amp;([.$D99]-[.$D98])" office:value-type="string" office:string-value="+5" calcext:value-type="string">
            <text:p>+5</text:p>
          </table:table-cell>
          <table:table-cell table:number-columns-repeated="10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753-1339" office:value-type="float" office:value="414" calcext:value-type="float">
            <text:p>414</text:p>
          </table:table-cell>
          <table:table-cell table:formula="of:=177-143" office:value-type="float" office:value="34" calcext:value-type="float">
            <text:p>34</text:p>
          </table:table-cell>
          <table:table-cell table:formula="of:=143-109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2986-2572" office:value-type="float" office:value="414" calcext:value-type="float">
            <text:p>414</text:p>
          </table:table-cell>
          <table:table-cell table:formula="of:=266-232" office:value-type="float" office:value="34" calcext:value-type="float">
            <text:p>34</text:p>
          </table:table-cell>
          <table:table-cell table:formula="of:=244-2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4218-3804" office:value-type="float" office:value="414" calcext:value-type="float">
            <text:p>414</text:p>
          </table:table-cell>
          <table:table-cell table:formula="of:=354-320" office:value-type="float" office:value="34" calcext:value-type="float">
            <text:p>34</text:p>
          </table:table-cell>
          <table:table-cell table:formula="of:=343-310" office:value-type="float" office:value="33" calcext:value-type="float">
            <text:p>3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5450-5036" office:value-type="float" office:value="414" calcext:value-type="float">
            <text:p>414</text:p>
          </table:table-cell>
          <table:table-cell table:formula="of:=441-408" office:value-type="float" office:value="33" calcext:value-type="float">
            <text:p>33</text:p>
          </table:table-cell>
          <table:table-cell table:formula="of:=444-410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6682-6269" office:value-type="float" office:value="413" calcext:value-type="float">
            <text:p>413</text:p>
          </table:table-cell>
          <table:table-cell table:formula="of:=529-495" office:value-type="float" office:value="34" calcext:value-type="float">
            <text:p>34</text:p>
          </table:table-cell>
          <table:table-cell table:formula="of:=545-511" office:value-type="float" office:value="34" calcext:value-type="float">
            <text:p>34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AVERAGE([.C107:.C111])" office:value-type="float" office:value="413.8" calcext:value-type="float">
            <text:p>413.8</text:p>
          </table:table-cell>
          <table:table-cell table:formula="of:=AVERAGE([.D107:.D111])" office:value-type="float" office:value="33.8" calcext:value-type="float">
            <text:p>33.8</text:p>
          </table:table-cell>
          <table:table-cell table:formula="of:=AVERAGE([.E107:.E111])" office:value-type="float" office:value="33.8" calcext:value-type="float">
            <text:p>33.8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 table:formula="of:=[.C112]/[.C105]" office:value-type="float" office:value="0.686235489220564" calcext:value-type="float">
            <text:p>0.686235489220564</text:p>
          </table:table-cell>
          <table:table-cell table:formula="of:=[.D112]/[.D105]" office:value-type="float" office:value="0.355789473684211" calcext:value-type="float">
            <text:p>0.355789473684211</text:p>
          </table:table-cell>
          <table:table-cell table:formula="of:=[.E112]/[.E105]" office:value-type="float" office:value="0.689795918367347" calcext:value-type="float">
            <text:p>0.689795918367347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number-columns-repeated="2"/>
          <table:table-cell table:style-name="Default" table:formula="of:=1554*(100 - 51.4)" office:value-type="float" office:value="75524.4" calcext:value-type="float">
            <text:p>75524.4</text:p>
          </table:table-cell>
          <table:table-cell table:formula="of:=(1554*1.788)*51.4" office:value-type="float" office:value="142817.5728" calcext:value-type="float">
            <text:p>142817.5728</text:p>
          </table:table-cell>
          <table:table-cell table:formula="of:=([.C117]+[.D117])/100" office:value-type="float" office:value="2183.419728" calcext:value-type="float">
            <text:p>2183.419728</text:p>
          </table:table-cell>
          <table:table-cell table:number-columns-repeated="10"/>
        </table:table-row>
      </table:table>
      <table:table table:name="agents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>
            <text:p>Core Skill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603" calcext:value-type="float">
            <text:p>603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555" calcext:value-type="float">
            <text:p>555</text:p>
          </table:table-cell>
          <table:table-cell office:value-type="float" office:value="113" calcext:value-type="float">
            <text:p>113</text:p>
          </table:table-cell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655" calcext:value-type="float">
            <text:p>655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608" calcext:value-type="float">
            <text:p>608</text:p>
          </table:table-cell>
          <table:table-cell office:value-type="float" office:value="131" calcext:value-type="float">
            <text:p>13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561" calcext:value-type="float">
            <text:p>561</text:p>
          </table:table-cell>
          <table:table-cell office:value-type="float" office:value="116" calcext:value-type="float">
            <text:p>116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580" calcext:value-type="float">
            <text:p>580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690" calcext:value-type="float">
            <text:p>690</text:p>
          </table:table-cell>
          <table:table-cell office:value-type="float" office:value="117" calcext:value-type="float">
            <text:p>117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653" calcext:value-type="float">
            <text:p>653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602" calcext:value-type="float">
            <text:p>602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677" calcext:value-type="float">
            <text:p>677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617" calcext:value-type="float">
            <text:p>617</text:p>
          </table:table-cell>
          <table:table-cell office:value-type="float" office:value="135" calcext:value-type="float">
            <text:p>135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-r</text:p>
          </table:table-cell>
          <table:table-cell office:value-type="string" calcext:value-type="string">
            <text:p>at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602" calcext:value-type="float">
            <text:p>602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645" calcext:value-type="float">
            <text:p>645</text:p>
          </table:table-cell>
          <table:table-cell office:value-type="float" office:value="96" calcext:value-type="float">
            <text:p>96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645" calcext:value-type="float">
            <text:p>645</text:p>
          </table:table-cell>
          <table:table-cell office:value-type="float" office:value="95" calcext:value-type="float">
            <text:p>95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561" calcext:value-type="float">
            <text:p>561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663" calcext:value-type="float">
            <text:p>663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626" calcext:value-type="float">
            <text:p>626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699" calcext:value-type="float">
            <text:p>699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766" calcext:value-type="float">
            <text:p>766</text:p>
          </table:table-cell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592" calcext:value-type="float">
            <text:p>592</text:p>
          </table:table-cell>
          <table:table-cell office:value-type="float" office:value="124" calcext:value-type="float">
            <text:p>124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626" calcext:value-type="float">
            <text:p>626</text:p>
          </table:table-cell>
          <table:table-cell office:value-type="float" office:value="126" calcext:value-type="float">
            <text:p>126</text:p>
          </table:table-cell>
          <table:table-cell office:value-type="float" office:value="49" calcext:value-type="float">
            <text:p>49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677" calcext:value-type="float">
            <text:p>677</text:p>
          </table:table-cell>
          <table:table-cell office:value-type="float" office:value="109" calcext:value-type="float">
            <text:p>109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617" calcext:value-type="float">
            <text:p>617</text:p>
          </table:table-cell>
          <table:table-cell office:value-type="float" office:value="127" calcext:value-type="float">
            <text:p>127</text:p>
          </table:table-cell>
          <table:table-cell office:value-type="float" office:value="49" calcext:value-type="float">
            <text:p>4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595" calcext:value-type="float">
            <text:p>595</text:p>
          </table:table-cell>
          <table:table-cell office:value-type="float" office:value="132" calcext:value-type="float">
            <text:p>132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626" calcext:value-type="float">
            <text:p>626</text:p>
          </table:table-cell>
          <table:table-cell office:value-type="float" office:value="134" calcext:value-type="float">
            <text:p>134</text:p>
          </table:table-cell>
          <table:table-cell office:value-type="float" office:value="49" calcext:value-type="float">
            <text:p>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/>
        </table:table-row>
      </table:table>
      <table:table table:name="agents_Lv60" table:style-name="ta1"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ank</text:p>
          </table:table-cell>
          <table:table-cell table:style-name="ce23" office:value-type="string" calcext:value-type="string" table:number-columns-spanned="2" table:number-rows-spanned="1">
            <text:p>Attribute</text:p>
          </table:table-cell>
          <table:covered-table-cell/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Stat</text:p>
          </table:table-cell>
          <table:table-cell table:number-columns-repeated="9"/>
          <table:table-cell office:value-type="string" calcext:value-type="string" table:number-columns-spanned="4" table:number-rows-spanned="1">
            <text:p>Core Skill</text:p>
          </table:table-cell>
          <table:covered-table-cell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</text:p>
          </table:table-cell>
          <table:table-cell/>
          <table:table-cell office:value-type="string" calcext:value-type="string">
            <text:p>Anomaly</text:p>
          </table:table-cell>
          <table:table-cell/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W-Engin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Rate</text:p>
          </table:table-cell>
          <table:table-cell office:value-type="string" calcext:value-type="string">
            <text:p>Dmg</text:p>
          </table:table-cell>
          <table:table-cell office:value-type="string" calcext:value-type="string">
            <text:p>Buildup</text:p>
          </table:table-cell>
          <table:table-cell office:value-type="string" calcext:value-type="string">
            <text:p>Proficiency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ビー・デマラ</text:p>
          </table:table-cell>
          <table:table-cell office:value-type="float" office:value="7500" calcext:value-type="float">
            <text:p>7500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ビリー・キッド</text:p>
          </table:table-cell>
          <table:table-cell office:value-type="float" office:value="6907" calcext:value-type="float">
            <text:p>6907</text:p>
          </table:table-cell>
          <table:table-cell office:value-type="float" office:value="712" calcext:value-type="float">
            <text:p>712</text:p>
          </table:table-cell>
          <table:table-cell office:value-type="float" office:value="606" calcext:value-type="float">
            <text:p>606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ニコ・デマラ</text:p>
          </table:table-cell>
          <table:table-cell office:value-type="float" office:value="8145" calcext:value-type="float">
            <text:p>8145</text:p>
          </table:table-cell>
          <table:table-cell office:value-type="float" office:value="574" calcext:value-type="float">
            <text:p>574</text:p>
          </table:table-cell>
          <table:table-cell office:value-type="float" office:value="622" calcext:value-type="float">
            <text:p>622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猫宮又奈</text:p>
          </table:table-cell>
          <table:table-cell office:value-type="float" office:value="7560" calcext:value-type="float">
            <text:p>7560</text:p>
          </table:table-cell>
          <table:table-cell office:value-type="float" office:value="835" calcext:value-type="float">
            <text:p>835</text:p>
          </table:table-cell>
          <table:table-cell office:value-type="float" office:value="587" calcext:value-type="float">
            <text:p>587</text:p>
          </table:table-cell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「11号」</text:p>
          </table:table-cell>
          <table:table-cell office:value-type="float" office:value="7673" calcext:value-type="float">
            <text:p>7673</text:p>
          </table:table-cell>
          <table:table-cell office:value-type="float" office:value="813" calcext:value-type="float">
            <text:p>813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カリン・ウィクス</text:p>
          </table:table-cell>
          <table:table-cell office:value-type="float" office:value="6976" calcext:value-type="float">
            <text:p>6976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ンドー・イワノフ</text:p>
          </table:table-cell>
          <table:table-cell office:value-type="float" office:value="7219" calcext:value-type="float">
            <text:p>7219</text:p>
          </table:table-cell>
          <table:table-cell office:value-type="float" office:value="716" calcext:value-type="float">
            <text:p>716</text:p>
          </table:table-cell>
          <table:table-cell office:value-type="float" office:value="622" calcext:value-type="float">
            <text:p>622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ベン・ビガー</text:p>
          </table:table-cell>
          <table:table-cell office:value-type="float" office:value="8577" calcext:value-type="float">
            <text:p>8577</text:p>
          </table:table-cell>
          <table:table-cell office:value-type="float" office:value="867" calcext:value-type="float">
            <text:p>867</text:p>
          </table:table-cell>
          <table:table-cell office:value-type="float" office:value="724" calcext:value-type="float">
            <text:p>724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クレタ・ベロボーグ</text:p>
          </table:table-cell>
          <table:table-cell office:value-type="float" office:value="8127" calcext:value-type="float">
            <text:p>8127</text:p>
          </table:table-cell>
          <table:table-cell office:value-type="float" office:value="660" calcext:value-type="float">
            <text:p>660</text:p>
          </table:table-cell>
          <table:table-cell office:value-type="float" office:value="594" calcext:value-type="float">
            <text:p>594</text:p>
          </table:table-cell>
          <table:table-cell office:value-type="float" office:value="116" calcext:value-type="float">
            <text:p>11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グレース・ハワード</text:p>
          </table:table-cell>
          <table:table-cell office:value-type="float" office:value="7482" calcext:value-type="float">
            <text:p>7482</text:p>
          </table:table-cell>
          <table:table-cell office:value-type="float" office:value="750" calcext:value-type="float">
            <text:p>75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フォン・ライカン</text:p>
          </table:table-cell>
          <table:table-cell office:value-type="float" office:value="8416" calcext:value-type="float">
            <text:p>8416</text:p>
          </table:table-cell>
          <table:table-cell office:value-type="float" office:value="653" calcext:value-type="float">
            <text:p>653</text:p>
          </table:table-cell>
          <table:table-cell office:value-type="float" office:value="606" calcext:value-type="float">
            <text:p>606</text:p>
          </table:table-cell>
          <table:table-cell table:formula="of:=137-18"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エレン・ジョー</text:p>
          </table:table-cell>
          <table:table-cell office:value-type="float" office:value="7673" calcext:value-type="float">
            <text:p>7673</text:p>
          </table:table-cell>
          <table:table-cell office:value-type="float" office:value="863" calcext:value-type="float">
            <text:p>863</text:p>
          </table:table-cell>
          <table:table-cell office:value-type="float" office:value="606" calcext:value-type="float">
            <text:p>606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アレクサンドリナ・セバスチャン</text:p>
          </table:table-cell>
          <table:table-cell office:value-type="float" office:value="8609" calcext:value-type="float">
            <text:p>8609</text:p>
          </table:table-cell>
          <table:table-cell office:value-type="float" office:value="642" calcext:value-type="float">
            <text:p>642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enP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朱鳶</text:p>
          </table:table-cell>
          <table:table-cell office:value-type="float" office:value="7482" calcext:value-type="float">
            <text:p>7482</text:p>
          </table:table-cell>
          <table:table-cell office:value-type="float" office:value="844" calcext:value-type="float">
            <text:p>844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D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Ice</text:p>
          </table:table-cell>
          <table:table-cell table:number-columns-repeated="2"/>
          <table:table-cell office:value-type="string" calcext:value-type="string">
            <text:p>蒼角</text:p>
          </table:table-cell>
          <table:table-cell office:value-type="float" office:value="8025" calcext:value-type="float">
            <text:p>8025</text:p>
          </table:table-cell>
          <table:table-cell office:value-type="float" office:value="590" calcext:value-type="float">
            <text:p>590</text:p>
          </table:table-cell>
          <table:table-cell office:value-type="float" office:value="597" calcext:value-type="float">
            <text:p>597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ルシアーナ・デ・モンテフィーノ</text:p>
          </table:table-cell>
          <table:table-cell office:value-type="float" office:value="8025" calcext:value-type="float">
            <text:p>8025</text:p>
          </table:table-cell>
          <table:table-cell office:value-type="float" office:value="583" calcext:value-type="float">
            <text:p>5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5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パイパー・ウィール</text:p>
          </table:table-cell>
          <table:table-cell office:value-type="float" office:value="6976" calcext:value-type="float">
            <text:p>6976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6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青衣</text:p>
          </table:table-cell>
          <table:table-cell office:value-type="float" office:value="8250" calcext:value-type="float">
            <text:p>8250</text:p>
          </table:table-cell>
          <table:table-cell office:value-type="float" office:value="683" calcext:value-type="float">
            <text:p>683</text:p>
          </table:table-cell>
          <table:table-cell office:value-type="float" office:value="612" calcext:value-type="float">
            <text:p>612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8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ジェーン・ドゥ</text:p>
          </table:table-cell>
          <table:table-cell office:value-type="float" office:value="7788" calcext:value-type="float">
            <text:p>7788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49]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セス・ローウェル</text:p>
          </table:table-cell>
          <table:table-cell office:value-type="float" office:value="8701" calcext:value-type="float">
            <text:p>8701</text:p>
          </table:table-cell>
          <table:table-cell office:value-type="float" office:value="568" calcext:value-type="float">
            <text:p>568</text:p>
          </table:table-cell>
          <table:table-cell office:value-type="float" office:value="746" calcext:value-type="float">
            <text:p>74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0]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Physical</text:p>
          </table:table-cell>
          <table:table-cell table:number-columns-repeated="2"/>
          <table:table-cell office:value-type="string" calcext:value-type="string">
            <text:p>キング・シーザー</text:p>
          </table:table-cell>
          <table:table-cell office:value-type="float" office:value="9526" calcext:value-type="float">
            <text:p>9526</text:p>
          </table:table-cell>
          <table:table-cell office:value-type="float" office:value="636" calcext:value-type="float">
            <text:p>636</text:p>
          </table:table-cell>
          <table:table-cell office:value-type="float" office:value="753" calcext:value-type="float">
            <text:p>753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1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バーニス・ホワイト</text:p>
          </table:table-cell>
          <table:table-cell office:value-type="float" office:value="7368" calcext:value-type="float">
            <text:p>7368</text:p>
          </table:table-cell>
          <table:table-cell office:value-type="float" office:value="788" calcext:value-type="float">
            <text:p>788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2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月城柳</text:p>
          </table:table-cell>
          <table:table-cell office:value-type="float" office:value="7788" calcext:value-type="float">
            <text:p>7788</text:p>
          </table:table-cell>
          <table:table-cell office:value-type="float" office:value="797" calcext:value-type="float">
            <text:p>797</text:p>
          </table:table-cell>
          <table:table-cell office:value-type="float" office:value="612" calcext:value-type="float">
            <text:p>612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3]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ライト</text:p>
          </table:table-cell>
          <table:table-cell office:value-type="float" office:value="8253" calcext:value-type="float">
            <text:p>8253</text:p>
          </table:table-cell>
          <table:table-cell office:value-type="float" office:value="722" calcext:value-type="float">
            <text:p>722</text:p>
          </table:table-cell>
          <table:table-cell office:value-type="float" office:value="612" calcext:value-type="float">
            <text:p>612</text:p>
          </table:table-cell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m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4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rost</text:p>
          </table:table-cell>
          <table:table-cell/>
          <table:table-cell office:value-type="string" calcext:value-type="string">
            <text:p>星見雅</text:p>
          </table:table-cell>
          <table:table-cell office:value-type="float" office:value="7673" calcext:value-type="float">
            <text:p>7673</text:p>
          </table:table-cell>
          <table:table-cell office:value-type="float" office:value="805" calcext:value-type="float">
            <text:p>805</text:p>
          </table:table-cell>
          <table:table-cell office:value-type="float" office:value="606" calcext:value-type="float">
            <text:p>606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16" calcext:value-type="float">
            <text:p>116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nm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6]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lectric</text:p>
          </table:table-cell>
          <table:table-cell table:number-columns-repeated="2"/>
          <table:table-cell office:value-type="string" calcext:value-type="string">
            <text:p>浅羽悠真</text:p>
          </table:table-cell>
          <table:table-cell office:value-type="float" office:value="7405" calcext:value-type="float">
            <text:p>7405</text:p>
          </table:table-cell>
          <table:table-cell office:value-type="float" office:value="840" calcext:value-type="float">
            <text:p>840</text:p>
          </table:table-cell>
          <table:table-cell office:value-type="float" office:value="600" calcext:value-type="float">
            <text:p>60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7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uppor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ther</text:p>
          </table:table-cell>
          <table:table-cell table:number-columns-repeated="2"/>
          <table:table-cell office:value-type="string" calcext:value-type="string">
            <text:p>アストラ・ヤオ</text:p>
          </table:table-cell>
          <table:table-cell office:value-type="float" office:value="8609" calcext:value-type="float">
            <text:p>8609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enReg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8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ire</text:p>
          </table:table-cell>
          <table:table-cell table:number-columns-repeated="2"/>
          <table:table-cell office:value-type="string" calcext:value-type="string">
            <text:p>イヴリン・シュヴァリエ</text:p>
          </table:table-cell>
          <table:table-cell office:value-type="float" office:value="7788" calcext:value-type="float">
            <text:p>7788</text:p>
          </table:table-cell>
          <table:table-cell office:value-type="float" office:value="854" calcext:value-type="float">
            <text:p>854</text:p>
          </table:table-cell>
          <table:table-cell office:value-type="float" office:value="612" calcext:value-type="float">
            <text:p>612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ritR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atk</text:p>
          </table:table-cell>
          <table:table-cell office:value-type="float" office:value="25" calcext:value-type="float">
            <text:p>25</text:p>
          </table:table-cell>
          <table:table-cell table:formula="of:=[$'w-Engines'.A59]" office:value-type="float" office:value="57" calcext:value-type="float">
            <text:p>57</text:p>
          </table:table-cell>
        </table:table-row>
      </table:table>
      <table:table table:name="agent calcration" table:style-name="ta1">
        <table:table-column table:style-name="co1" table:default-cell-style-name="Default"/>
        <table:table-column table:style-name="co20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v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 Inc</text:p>
          </table:table-cell>
          <table:table-cell office:value-type="string" calcext:value-type="string">
            <text:p>ATK Inc</text:p>
          </table:table-cell>
          <table:table-cell office:value-type="string" calcext:value-type="string">
            <text:p>DEF Inc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CRIT Rate</text:p>
          </table:table-cell>
          <table:table-cell office:value-type="string" calcext:value-type="string">
            <text:p>CRIT Dmg</text:p>
          </table:table-cell>
          <table:table-cell office:value-type="string" calcext:value-type="string">
            <text:p>Anm Buildup</text:p>
          </table:table-cell>
          <table:table-cell office:value-type="string" calcext:value-type="string">
            <text:p>Anm Proficiency</text:p>
          </table:table-cell>
          <table:table-cell office:value-type="string" calcext:value-type="string">
            <text:p>Penetrate</text:p>
          </table:table-cell>
          <table:table-cell office:value-type="string" calcext:value-type="string">
            <text:p>EN Reg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85" calcext:value-type="float">
            <text:p>785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table:formula="of:=[.B3]-[.B2]" office:value-type="float" office:value="93" calcext:value-type="float">
            <text:p>93</text:p>
          </table:table-cell>
          <table:table-cell table:formula="of:=[.C3]-[.C2]" office:value-type="float" office:value="6" calcext:value-type="float">
            <text:p>6</text:p>
          </table:table-cell>
          <table:table-cell table:formula="of:=[.D3]-[.D2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9" calcext:value-type="float">
            <text:p>879</text:p>
          </table:table-cell>
          <table:table-cell office:value-type="float" office:value="115" calcext:value-type="float">
            <text:p>115</text:p>
          </table:table-cell>
          <table:table-cell office:value-type="float" office:value="61" calcext:value-type="float">
            <text:p>61</text:p>
          </table:table-cell>
          <table:table-cell table:formula="of:=[.B4]-[.B3]" office:value-type="float" office:value="94" calcext:value-type="float">
            <text:p>94</text:p>
          </table:table-cell>
          <table:table-cell table:formula="of:=[.C4]-[.C3]" office:value-type="float" office:value="6" calcext:value-type="float">
            <text:p>6</text:p>
          </table:table-cell>
          <table:table-cell table:formula="of:=[.D4]-[.D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3" calcext:value-type="float">
            <text:p>973</text:p>
          </table:table-cell>
          <table:table-cell office:value-type="float" office:value="121" calcext:value-type="float">
            <text:p>121</text:p>
          </table:table-cell>
          <table:table-cell office:value-type="float" office:value="67" calcext:value-type="float">
            <text:p>67</text:p>
          </table:table-cell>
          <table:table-cell table:formula="of:=[.B5]-[.B4]" office:value-type="float" office:value="94" calcext:value-type="float">
            <text:p>94</text:p>
          </table:table-cell>
          <table:table-cell table:formula="of:=[.C5]-[.C4]" office:value-type="float" office:value="6" calcext:value-type="float">
            <text:p>6</text:p>
          </table:table-cell>
          <table:table-cell table:formula="of:=[.D5]-[.D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7" calcext:value-type="float">
            <text:p>1067</text:p>
          </table:table-cell>
          <table:table-cell office:value-type="float" office:value="127" calcext:value-type="float">
            <text:p>127</text:p>
          </table:table-cell>
          <table:table-cell office:value-type="float" office:value="74" calcext:value-type="float">
            <text:p>74</text:p>
          </table:table-cell>
          <table:table-cell table:formula="of:=[.B6]-[.B5]" office:value-type="float" office:value="94" calcext:value-type="float">
            <text:p>94</text:p>
          </table:table-cell>
          <table:table-cell table:formula="of:=[.C6]-[.C5]" office:value-type="float" office:value="6" calcext:value-type="float">
            <text:p>6</text:p>
          </table:table-cell>
          <table:table-cell table:formula="of:=[.D6]-[.D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61" calcext:value-type="float">
            <text:p>1161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table:formula="of:=[.B7]-[.B6]" office:value-type="float" office:value="94" calcext:value-type="float">
            <text:p>94</text:p>
          </table:table-cell>
          <table:table-cell table:formula="of:=[.C7]-[.C6]" office:value-type="float" office:value="6" calcext:value-type="float">
            <text:p>6</text:p>
          </table:table-cell>
          <table:table-cell table:formula="of:=[.D7]-[.D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5" calcext:value-type="float">
            <text:p>1255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table:formula="of:=[.B8]-[.B7]" office:value-type="float" office:value="94" calcext:value-type="float">
            <text:p>94</text:p>
          </table:table-cell>
          <table:table-cell table:formula="of:=[.C8]-[.C7]" office:value-type="float" office:value="6" calcext:value-type="float">
            <text:p>6</text:p>
          </table:table-cell>
          <table:table-cell table:formula="of:=[.D8]-[.D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49" calcext:value-type="float">
            <text:p>1349</text:p>
          </table:table-cell>
          <table:table-cell office:value-type="float" office:value="145" calcext:value-type="float">
            <text:p>145</text:p>
          </table:table-cell>
          <table:table-cell office:value-type="float" office:value="93" calcext:value-type="float">
            <text:p>93</text:p>
          </table:table-cell>
          <table:table-cell table:formula="of:=[.B9]-[.B8]" office:value-type="float" office:value="94" calcext:value-type="float">
            <text:p>94</text:p>
          </table:table-cell>
          <table:table-cell table:formula="of:=[.C9]-[.C8]" office:value-type="float" office:value="6" calcext:value-type="float">
            <text:p>6</text:p>
          </table:table-cell>
          <table:table-cell table:formula="of:=[.D9]-[.D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3" calcext:value-type="float">
            <text:p>1443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table:formula="of:=[.B10]-[.B9]" office:value-type="float" office:value="94" calcext:value-type="float">
            <text:p>94</text:p>
          </table:table-cell>
          <table:table-cell table:formula="of:=[.C10]-[.C9]" office:value-type="float" office:value="6" calcext:value-type="float">
            <text:p>6</text:p>
          </table:table-cell>
          <table:table-cell table:formula="of:=[.D10]-[.D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37" calcext:value-type="float">
            <text:p>1537</text:p>
          </table:table-cell>
          <table:table-cell office:value-type="float" office:value="157" calcext:value-type="float">
            <text:p>157</text:p>
          </table:table-cell>
          <table:table-cell office:value-type="float" office:value="106" calcext:value-type="float">
            <text:p>106</text:p>
          </table:table-cell>
          <table:table-cell table:formula="of:=[.B11]-[.B10]" office:value-type="float" office:value="94" calcext:value-type="float">
            <text:p>94</text:p>
          </table:table-cell>
          <table:table-cell table:formula="of:=[.C11]-[.C10]" office:value-type="float" office:value="6" calcext:value-type="float">
            <text:p>6</text:p>
          </table:table-cell>
          <table:table-cell table:formula="of:=[.D11]-[.D1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2" calcext:value-type="float">
            <text:p>2012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table:formula="of:=[.B12]-[.B11]" office:value-type="float" office:value="475" calcext:value-type="float">
            <text:p>475</text:p>
          </table:table-cell>
          <table:table-cell table:formula="of:=[.C12]-[.C11]" office:value-type="float" office:value="37" calcext:value-type="float">
            <text:p>37</text:p>
          </table:table-cell>
          <table:table-cell table:formula="of:=[.D12]-[.D11]" office:value-type="float" office:value="33" calcext:value-type="float">
            <text:p>33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06" calcext:value-type="float">
            <text:p>2106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table:formula="of:=[.B13]-[.B12]" office:value-type="float" office:value="94" calcext:value-type="float">
            <text:p>94</text:p>
          </table:table-cell>
          <table:table-cell table:formula="of:=[.C13]-[.C12]" office:value-type="float" office:value="6" calcext:value-type="float">
            <text:p>6</text:p>
          </table:table-cell>
          <table:table-cell table:formula="of:=[.D13]-[.D1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00" calcext:value-type="float">
            <text:p>2200</text:p>
          </table:table-cell>
          <table:table-cell office:value-type="float" office:value="206" calcext:value-type="float">
            <text:p>206</text:p>
          </table:table-cell>
          <table:table-cell office:value-type="float" office:value="153" calcext:value-type="float">
            <text:p>153</text:p>
          </table:table-cell>
          <table:table-cell table:formula="of:=[.B14]-[.B13]" office:value-type="float" office:value="94" calcext:value-type="float">
            <text:p>94</text:p>
          </table:table-cell>
          <table:table-cell table:formula="of:=[.C14]-[.C13]" office:value-type="float" office:value="6" calcext:value-type="float">
            <text:p>6</text:p>
          </table:table-cell>
          <table:table-cell table:formula="of:=[.D14]-[.D1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94" calcext:value-type="float">
            <text:p>2294</text:p>
          </table:table-cell>
          <table:table-cell office:value-type="float" office:value="212" calcext:value-type="float">
            <text:p>212</text:p>
          </table:table-cell>
          <table:table-cell office:value-type="float" office:value="159" calcext:value-type="float">
            <text:p>159</text:p>
          </table:table-cell>
          <table:table-cell table:formula="of:=[.B15]-[.B14]" office:value-type="float" office:value="94" calcext:value-type="float">
            <text:p>94</text:p>
          </table:table-cell>
          <table:table-cell table:formula="of:=[.C15]-[.C14]" office:value-type="float" office:value="6" calcext:value-type="float">
            <text:p>6</text:p>
          </table:table-cell>
          <table:table-cell table:formula="of:=[.D15]-[.D1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388" calcext:value-type="float">
            <text:p>2388</text:p>
          </table:table-cell>
          <table:table-cell office:value-type="float" office:value="218" calcext:value-type="float">
            <text:p>218</text:p>
          </table:table-cell>
          <table:table-cell office:value-type="float" office:value="166" calcext:value-type="float">
            <text:p>166</text:p>
          </table:table-cell>
          <table:table-cell table:formula="of:=[.B16]-[.B15]" office:value-type="float" office:value="94" calcext:value-type="float">
            <text:p>94</text:p>
          </table:table-cell>
          <table:table-cell table:formula="of:=[.C16]-[.C15]" office:value-type="float" office:value="6" calcext:value-type="float">
            <text:p>6</text:p>
          </table:table-cell>
          <table:table-cell table:formula="of:=[.D16]-[.D1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82" calcext:value-type="float">
            <text:p>2482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table:formula="of:=[.B17]-[.B16]" office:value-type="float" office:value="94" calcext:value-type="float">
            <text:p>94</text:p>
          </table:table-cell>
          <table:table-cell table:formula="of:=[.C17]-[.C16]" office:value-type="float" office:value="6" calcext:value-type="float">
            <text:p>6</text:p>
          </table:table-cell>
          <table:table-cell table:formula="of:=[.D17]-[.D1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76" calcext:value-type="float">
            <text:p>2576</text:p>
          </table:table-cell>
          <table:table-cell office:value-type="float" office:value="230" calcext:value-type="float">
            <text:p>230</text:p>
          </table:table-cell>
          <table:table-cell office:value-type="float" office:value="179" calcext:value-type="float">
            <text:p>179</text:p>
          </table:table-cell>
          <table:table-cell table:formula="of:=[.B18]-[.B17]" office:value-type="float" office:value="94" calcext:value-type="float">
            <text:p>94</text:p>
          </table:table-cell>
          <table:table-cell table:formula="of:=[.C18]-[.C17]" office:value-type="float" office:value="6" calcext:value-type="float">
            <text:p>6</text:p>
          </table:table-cell>
          <table:table-cell table:formula="of:=[.D18]-[.D1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669" calcext:value-type="float">
            <text:p>2669</text:p>
          </table:table-cell>
          <table:table-cell office:value-type="float" office:value="236" calcext:value-type="float">
            <text:p>236</text:p>
          </table:table-cell>
          <table:table-cell office:value-type="float" office:value="185" calcext:value-type="float">
            <text:p>185</text:p>
          </table:table-cell>
          <table:table-cell table:formula="of:=[.B19]-[.B18]" office:value-type="float" office:value="93" calcext:value-type="float">
            <text:p>93</text:p>
          </table:table-cell>
          <table:table-cell table:formula="of:=[.C19]-[.C18]" office:value-type="float" office:value="6" calcext:value-type="float">
            <text:p>6</text:p>
          </table:table-cell>
          <table:table-cell table:formula="of:=[.D19]-[.D1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763" calcext:value-type="float">
            <text:p>2763</text:p>
          </table:table-cell>
          <table:table-cell office:value-type="float" office:value="242" calcext:value-type="float">
            <text:p>242</text:p>
          </table:table-cell>
          <table:table-cell office:value-type="float" office:value="192" calcext:value-type="float">
            <text:p>192</text:p>
          </table:table-cell>
          <table:table-cell table:formula="of:=[.B20]-[.B19]" office:value-type="float" office:value="94" calcext:value-type="float">
            <text:p>94</text:p>
          </table:table-cell>
          <table:table-cell table:formula="of:=[.C20]-[.C19]" office:value-type="float" office:value="6" calcext:value-type="float">
            <text:p>6</text:p>
          </table:table-cell>
          <table:table-cell table:formula="of:=[.D20]-[.D1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57" calcext:value-type="float">
            <text:p>2857</text:p>
          </table:table-cell>
          <table:table-cell office:value-type="float" office:value="248" calcext:value-type="float">
            <text:p>248</text:p>
          </table:table-cell>
          <table:table-cell office:value-type="float" office:value="198" calcext:value-type="float">
            <text:p>198</text:p>
          </table:table-cell>
          <table:table-cell table:formula="of:=[.B21]-[.B20]" office:value-type="float" office:value="94" calcext:value-type="float">
            <text:p>94</text:p>
          </table:table-cell>
          <table:table-cell table:formula="of:=[.C21]-[.C20]" office:value-type="float" office:value="6" calcext:value-type="float">
            <text:p>6</text:p>
          </table:table-cell>
          <table:table-cell table:formula="of:=[.D21]-[.D2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51" calcext:value-type="float">
            <text:p>2951</text:p>
          </table:table-cell>
          <table:table-cell office:value-type="float" office:value="254" calcext:value-type="float">
            <text:p>254</text:p>
          </table:table-cell>
          <table:table-cell office:value-type="float" office:value="205" calcext:value-type="float">
            <text:p>205</text:p>
          </table:table-cell>
          <table:table-cell table:formula="of:=[.B22]-[.B21]" office:value-type="float" office:value="94" calcext:value-type="float">
            <text:p>94</text:p>
          </table:table-cell>
          <table:table-cell table:formula="of:=[.C22]-[.C21]" office:value-type="float" office:value="6" calcext:value-type="float">
            <text:p>6</text:p>
          </table:table-cell>
          <table:table-cell table:formula="of:=[.D22]-[.D2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426" calcext:value-type="float">
            <text:p>3426</text:p>
          </table:table-cell>
          <table:table-cell office:value-type="float" office:value="291" calcext:value-type="float">
            <text:p>291</text:p>
          </table:table-cell>
          <table:table-cell office:value-type="float" office:value="238" calcext:value-type="float">
            <text:p>238</text:p>
          </table:table-cell>
          <table:table-cell table:formula="of:=[.B23]-[.B22]" office:value-type="float" office:value="475" calcext:value-type="float">
            <text:p>475</text:p>
          </table:table-cell>
          <table:table-cell table:formula="of:=[.C23]-[.C22]" office:value-type="float" office:value="37" calcext:value-type="float">
            <text:p>37</text:p>
          </table:table-cell>
          <table:table-cell table:formula="of:=[.D23]-[.D22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20" calcext:value-type="float">
            <text:p>3520</text:p>
          </table:table-cell>
          <table:table-cell office:value-type="float" office:value="297" calcext:value-type="float">
            <text:p>297</text:p>
          </table:table-cell>
          <table:table-cell office:value-type="float" office:value="245" calcext:value-type="float">
            <text:p>245</text:p>
          </table:table-cell>
          <table:table-cell table:formula="of:=[.B24]-[.B23]" office:value-type="float" office:value="94" calcext:value-type="float">
            <text:p>94</text:p>
          </table:table-cell>
          <table:table-cell table:formula="of:=[.C24]-[.C23]" office:value-type="float" office:value="6" calcext:value-type="float">
            <text:p>6</text:p>
          </table:table-cell>
          <table:table-cell table:formula="of:=[.D24]-[.D23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14" calcext:value-type="float">
            <text:p>3614</text:p>
          </table:table-cell>
          <table:table-cell office:value-type="float" office:value="303" calcext:value-type="float">
            <text:p>303</text:p>
          </table:table-cell>
          <table:table-cell office:value-type="float" office:value="251" calcext:value-type="float">
            <text:p>251</text:p>
          </table:table-cell>
          <table:table-cell table:formula="of:=[.B25]-[.B24]" office:value-type="float" office:value="94" calcext:value-type="float">
            <text:p>94</text:p>
          </table:table-cell>
          <table:table-cell table:formula="of:=[.C25]-[.C24]" office:value-type="float" office:value="6" calcext:value-type="float">
            <text:p>6</text:p>
          </table:table-cell>
          <table:table-cell table:formula="of:=[.D25]-[.D24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08" calcext:value-type="float">
            <text:p>3708</text:p>
          </table:table-cell>
          <table:table-cell office:value-type="float" office:value="309" calcext:value-type="float">
            <text:p>309</text:p>
          </table:table-cell>
          <table:table-cell office:value-type="float" office:value="258" calcext:value-type="float">
            <text:p>258</text:p>
          </table:table-cell>
          <table:table-cell table:formula="of:=[.B26]-[.B25]" office:value-type="float" office:value="94" calcext:value-type="float">
            <text:p>94</text:p>
          </table:table-cell>
          <table:table-cell table:formula="of:=[.C26]-[.C25]" office:value-type="float" office:value="6" calcext:value-type="float">
            <text:p>6</text:p>
          </table:table-cell>
          <table:table-cell table:formula="of:=[.D26]-[.D25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02" calcext:value-type="float">
            <text:p>3802</text:p>
          </table:table-cell>
          <table:table-cell office:value-type="float" office:value="315" calcext:value-type="float">
            <text:p>315</text:p>
          </table:table-cell>
          <table:table-cell office:value-type="float" office:value="264" calcext:value-type="float">
            <text:p>264</text:p>
          </table:table-cell>
          <table:table-cell table:formula="of:=[.B27]-[.B26]" office:value-type="float" office:value="94" calcext:value-type="float">
            <text:p>94</text:p>
          </table:table-cell>
          <table:table-cell table:formula="of:=[.C27]-[.C26]" office:value-type="float" office:value="6" calcext:value-type="float">
            <text:p>6</text:p>
          </table:table-cell>
          <table:table-cell table:formula="of:=[.D27]-[.D26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896" calcext:value-type="float">
            <text:p>3896</text:p>
          </table:table-cell>
          <table:table-cell office:value-type="float" office:value="321" calcext:value-type="float">
            <text:p>321</text:p>
          </table:table-cell>
          <table:table-cell office:value-type="float" office:value="271" calcext:value-type="float">
            <text:p>271</text:p>
          </table:table-cell>
          <table:table-cell table:formula="of:=[.B28]-[.B27]" office:value-type="float" office:value="94" calcext:value-type="float">
            <text:p>94</text:p>
          </table:table-cell>
          <table:table-cell table:formula="of:=[.C28]-[.C27]" office:value-type="float" office:value="6" calcext:value-type="float">
            <text:p>6</text:p>
          </table:table-cell>
          <table:table-cell table:formula="of:=[.D28]-[.D27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90" calcext:value-type="float">
            <text:p>3990</text:p>
          </table:table-cell>
          <table:table-cell office:value-type="float" office:value="327" calcext:value-type="float">
            <text:p>327</text:p>
          </table:table-cell>
          <table:table-cell office:value-type="float" office:value="277" calcext:value-type="float">
            <text:p>277</text:p>
          </table:table-cell>
          <table:table-cell table:formula="of:=[.B29]-[.B28]" office:value-type="float" office:value="94" calcext:value-type="float">
            <text:p>94</text:p>
          </table:table-cell>
          <table:table-cell table:formula="of:=[.C29]-[.C28]" office:value-type="float" office:value="6" calcext:value-type="float">
            <text:p>6</text:p>
          </table:table-cell>
          <table:table-cell table:formula="of:=[.D29]-[.D28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84" calcext:value-type="float">
            <text:p>4084</text:p>
          </table:table-cell>
          <table:table-cell office:value-type="float" office:value="333" calcext:value-type="float">
            <text:p>333</text:p>
          </table:table-cell>
          <table:table-cell office:value-type="float" office:value="284" calcext:value-type="float">
            <text:p>284</text:p>
          </table:table-cell>
          <table:table-cell table:formula="of:=[.B30]-[.B29]" office:value-type="float" office:value="94" calcext:value-type="float">
            <text:p>94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178" calcext:value-type="float">
            <text:p>4178</text:p>
          </table:table-cell>
          <table:table-cell office:value-type="float" office:value="339" calcext:value-type="float">
            <text:p>339</text:p>
          </table:table-cell>
          <table:table-cell office:value-type="float" office:value="290" calcext:value-type="float">
            <text:p>290</text:p>
          </table:table-cell>
          <table:table-cell table:formula="of:=[.B31]-[.B30]" office:value-type="float" office:value="94" calcext:value-type="float">
            <text:p>94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272" calcext:value-type="float">
            <text:p>4272</text:p>
          </table:table-cell>
          <table:table-cell office:value-type="float" office:value="345" calcext:value-type="float">
            <text:p>345</text:p>
          </table:table-cell>
          <table:table-cell office:value-type="float" office:value="297" calcext:value-type="float">
            <text:p>297</text:p>
          </table:table-cell>
          <table:table-cell table:formula="of:=[.B32]-[.B31]" office:value-type="float" office:value="94" calcext:value-type="float">
            <text:p>94</text:p>
          </table:table-cell>
          <table:table-cell table:formula="of:=[.C32]-[.C31]" office:value-type="float" office:value="6" calcext:value-type="float">
            <text:p>6</text:p>
          </table:table-cell>
          <table:table-cell table:formula="of:=[.D32]-[.D31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66" calcext:value-type="float">
            <text:p>4366</text:p>
          </table:table-cell>
          <table:table-cell office:value-type="float" office:value="351" calcext:value-type="float">
            <text:p>351</text:p>
          </table:table-cell>
          <table:table-cell office:value-type="float" office:value="304" calcext:value-type="float">
            <text:p>304</text:p>
          </table:table-cell>
          <table:table-cell table:formula="of:=[.B33]-[.B32]" office:value-type="float" office:value="94" calcext:value-type="float">
            <text:p>94</text:p>
          </table:table-cell>
          <table:table-cell table:formula="of:=[.C33]-[.C32]" office:value-type="float" office:value="6" calcext:value-type="float">
            <text:p>6</text:p>
          </table:table-cell>
          <table:table-cell table:formula="of:=[.D33]-[.D32]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841" calcext:value-type="float">
            <text:p>4841</text:p>
          </table:table-cell>
          <table:table-cell office:value-type="float" office:value="388" calcext:value-type="float">
            <text:p>388</text:p>
          </table:table-cell>
          <table:table-cell office:value-type="float" office:value="337" calcext:value-type="float">
            <text:p>337</text:p>
          </table:table-cell>
          <table:table-cell table:formula="of:=[.B34]-[.B33]" office:value-type="float" office:value="475" calcext:value-type="float">
            <text:p>475</text:p>
          </table:table-cell>
          <table:table-cell table:formula="of:=[.C34]-[.C33]" office:value-type="float" office:value="37" calcext:value-type="float">
            <text:p>37</text:p>
          </table:table-cell>
          <table:table-cell table:formula="of:=[.D34]-[.D33]"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table:formula="of:=[.B35]-[.B34]" office:value-type="float" office:value="-4841" calcext:value-type="float">
            <text:p>-4841</text:p>
          </table:table-cell>
          <table:table-cell table:formula="of:=[.C35]-[.C34]" office:value-type="float" office:value="-388" calcext:value-type="float">
            <text:p>-388</text:p>
          </table:table-cell>
          <table:table-cell table:formula="of:=[.D35]-[.D34]" office:value-type="float" office:value="-337" calcext:value-type="float">
            <text:p>-337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[.D36]-[.D3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[.D37]-[.D3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[.D38]-[.D3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[.D39]-[.D3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[.D40]-[.D3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[.D41]-[.D4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[.D42]-[.D4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[.D43]-[.D4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4]-[.B43]" office:value-type="float" office:value="0" calcext:value-type="float">
            <text:p>0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[.D44]-[.D4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" calcext:value-type="float">
            <text:p>0</text:p>
          </table:table-cell>
          <table:table-cell table:formula="of:=[.D45]-[.D4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[.D46]-[.D4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[.D47]-[.D4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[.D48]-[.D4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[.D49]-[.D4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[.D50]-[.D4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[.D51]-[.D5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[.D52]-[.D5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table:formula="of:=[.B53]-[.B52]" office:value-type="float" office:value="0" calcext:value-type="float">
            <text:p>0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[.D53]-[.D5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[.D54]-[.D5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[.D55]-[.D5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[.D56]-[.D5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[.D57]-[.D5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[.D58]-[.D5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[.D59]-[.D5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[.D60]-[.D59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[.D61]-[.D6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" calcext:value-type="float">
            <text:p>0</text:p>
          </table:table-cell>
          <table:table-cell table:formula="of:=[.D62]-[.D6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table:formula="of:=[.B63]-[.B62]" office:value-type="float" office:value="0" calcext:value-type="float">
            <text:p>0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[.D63]-[.D6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[.D65]-[.D6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[.D66]-[.D65]" office:value-type="float" office:value="0" calcext:value-type="float">
            <text:p>0</text:p>
          </table:table-cell>
          <table:table-cell table:number-columns-repeated="7"/>
        </table:table-row>
      </table:table>
      <table:table table:name="skills" table:style-name="ta1">
        <table:table-column table:style-name="co25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ce24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0" table:default-cell-style-name="Default"/>
        <table:table-column table:style-name="co30" table:default-cell-style-name="Default"/>
        <table:table-column table:style-name="co25" table:default-cell-style-name="Default"/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Group</text:p>
          </table:table-cell>
          <table:covered-table-cell/>
          <table:table-cell table:style-name="ce23" office:value-type="string" calcext:value-type="string" table:number-columns-spanned="2" table:number-rows-spanned="1">
            <text:p>Name</text:p>
          </table:table-cell>
          <table:covered-table-cell/>
          <table:table-cell table:style-name="Default"/>
          <table:table-cell table:style-name="ce23" office:value-type="string" calcext:value-type="string" table:number-columns-spanned="5" table:number-rows-spanned="1">
            <text:p>Lv1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2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3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4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5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Lv6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har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Jp</text:p>
          </table:table-cell>
          <table:table-cell table:style-name="Default" office:value-type="string" calcext:value-type="string">
            <text:p>Combina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formula="of:=ROW([.A3])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ボルトターボ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3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3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3]" office:value-type="float" office:value="10.4" calcext:value-type="float">
            <text:p>10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239.1" calcext:value-type="float">
            <text:p>239.1</text:p>
          </table:table-cell>
          <table:table-cell office:value-type="float" office:value="1" calcext:value-type="float">
            <text:p>1</text:p>
          </table:table-cell>
          <table:table-cell table:formula="of:=260.9-[.Y3]" office:value-type="float" office:value="21.8" calcext:value-type="float">
            <text:p>21.8</text:p>
          </table:table-cell>
          <table:table-cell table:number-columns-repeated="10"/>
        </table:table-row>
        <table:table-row table:style-name="ro1">
          <table:table-cell table:formula="of:=ROW([.A4])-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落雷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1.2" calcext:value-type="float">
            <text:p>31.2</text:p>
          </table:table-cell>
          <table:table-cell office:value-type="float" office:value="1" calcext:value-type="float">
            <text:p>1</text:p>
          </table:table-cell>
          <table:table-cell table:formula="of:=34.1-[.J4]" office:value-type="float" office:value="2.9" calcext:value-type="float">
            <text:p>2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33.7" calcext:value-type="float">
            <text:p>33.7</text:p>
          </table:table-cell>
          <table:table-cell office:value-type="float" office:value="1" calcext:value-type="float">
            <text:p>1</text:p>
          </table:table-cell>
          <table:table-cell table:formula="of:=36.8-[.O4]" office:value-type="float" office:value="3.09999999999999" calcext:value-type="float">
            <text:p>3.0999999999999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113.6" calcext:value-type="float">
            <text:p>113.6</text:p>
          </table:table-cell>
          <table:table-cell office:value-type="float" office:value="1" calcext:value-type="float">
            <text:p>1</text:p>
          </table:table-cell>
          <table:table-cell table:formula="of:=124-[.T4]" office:value-type="float" office:value="10.4" calcext:value-type="float">
            <text:p>10.4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lectric</text:p>
          </table:table-cell>
          <table:table-cell office:value-type="float" office:value="328.6" calcext:value-type="float">
            <text:p>328.6</text:p>
          </table:table-cell>
          <table:table-cell office:value-type="float" office:value="1" calcext:value-type="float">
            <text:p>1</text:p>
          </table:table-cell>
          <table:table-cell table:formula="of:=358.5-[.Y4]" office:value-type="float" office:value="29.9" calcext:value-type="float">
            <text:p>29.9</text:p>
          </table:table-cell>
          <table:table-cell table:number-columns-repeated="10"/>
        </table:table-row>
        <table:table-row table:style-name="ro1">
          <table:table-cell table:formula="of:=ROW([.A5])-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電弧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56.7" calcext:value-type="float">
            <text:p>56.7</text:p>
          </table:table-cell>
          <table:table-cell office:value-type="float" office:value="1" calcext:value-type="float">
            <text:p>1</text:p>
          </table:table-cell>
          <table:table-cell table:formula="of:=61.9-[.J5]" office:value-type="float" office:value="5.2" calcext:value-type="float">
            <text:p>5.2</text:p>
          </table:table-cell>
          <table:table-cell table:number-columns-repeated="25"/>
        </table:table-row>
        <table:table-row table:style-name="ro1">
          <table:table-cell table:formula="of:=ROW([.A6])-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迅雷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80.2" calcext:value-type="float">
            <text:p>180.2</text:p>
          </table:table-cell>
          <table:table-cell office:value-type="float" office:value="1" calcext:value-type="float">
            <text:p>1</text:p>
          </table:table-cell>
          <table:table-cell table:formula="of:=196.6-[.J6]" office:value-type="float" office:value="16.4" calcext:value-type="float">
            <text:p>16.4</text:p>
          </table:table-cell>
          <table:table-cell table:number-columns-repeated="25"/>
        </table:table-row>
        <table:table-row table:style-name="ro1">
          <table:table-cell table:formula="of:=ROW([.A7])-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雷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61.7" calcext:value-type="float">
            <text:p>61.7</text:p>
          </table:table-cell>
          <table:table-cell office:value-type="float" office:value="1" calcext:value-type="float">
            <text:p>1</text:p>
          </table:table-cell>
          <table:table-cell table:formula="of:=67.4-[.J7]" office:value-type="float" office:value="5.7" calcext:value-type="float">
            <text:p>5.7</text:p>
          </table:table-cell>
          <table:table-cell table:number-columns-repeated="25"/>
        </table:table-row>
        <table:table-row table:style-name="ro1">
          <table:table-cell table:formula="of:=ROW([.A8])-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スピニングサンダ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335.2" calcext:value-type="float">
            <text:p>335.2</text:p>
          </table:table-cell>
          <table:table-cell office:value-type="float" office:value="1" calcext:value-type="float">
            <text:p>1</text:p>
          </table:table-cell>
          <table:table-cell table:formula="of:=365.7-[.J8]" office:value-type="float" office:value="30.5" calcext:value-type="float">
            <text:p>30.5</text:p>
          </table:table-cell>
          <table:table-cell table:number-columns-repeated="25"/>
        </table:table-row>
        <table:table-row table:style-name="ro1">
          <table:table-cell table:formula="of:=ROW([.A9])-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雷光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9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0])-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蒼雷斬り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636-[.J10]" office:value-type="float" office:value="53" calcext:value-type="float">
            <text:p>53</text:p>
          </table:table-cell>
          <table:table-cell table:number-columns-repeated="25"/>
        </table:table-row>
        <table:table-row table:style-name="ro1">
          <table:table-cell table:formula="of:=ROW([.A11])-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ソレノイド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542.4" calcext:value-type="float">
            <text:p>542.4</text:p>
          </table:table-cell>
          <table:table-cell office:value-type="float" office:value="1" calcext:value-type="float">
            <text:p>1</text:p>
          </table:table-cell>
          <table:table-cell table:formula="of:=591.8-[.J11]" office:value-type="float" office:value="49.4" calcext:value-type="float">
            <text:p>49.4</text:p>
          </table:table-cell>
          <table:table-cell table:number-columns-repeated="25"/>
        </table:table-row>
        <table:table-row table:style-name="ro1">
          <table:table-cell table:formula="of:=ROW([.A12])-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オーバードライブエンジン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electric</text:p>
          </table:table-cell>
          <table:table-cell office:value-type="float" office:value="1512.6" calcext:value-type="float">
            <text:p>1512.6</text:p>
          </table:table-cell>
          <table:table-cell office:value-type="float" office:value="1" calcext:value-type="float">
            <text:p>1</text:p>
          </table:table-cell>
          <table:table-cell table:formula="of:=1650.2-[.J12]" office:value-type="float" office:value="137.6" calcext:value-type="float">
            <text:p>137.6</text:p>
          </table:table-cell>
          <table:table-cell table:number-columns-repeated="25"/>
        </table:table-row>
        <table:table-row table:style-name="ro1">
          <table:table-cell table:formula="of:=ROW([.A13])-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出力全開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74.2-[.J13]" office:value-type="float" office:value="6.2" calcext:value-type="float">
            <text:p>6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table:formula="of:=8.3-[.O13]" office:value-type="float" office:value="0.700000000000001" calcext:value-type="float">
            <text:p>0.700000000000001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T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2.7" calcext:value-type="float">
            <text:p>12.7</text:p>
          </table:table-cell>
          <table:table-cell office:value-type="float" office:value="1" calcext:value-type="float">
            <text:p>1</text:p>
          </table:table-cell>
          <table:table-cell table:formula="of:=13.9-[.Y13]" office:value-type="float" office:value="1.2" calcext:value-type="float">
            <text:p>1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1.8" calcext:value-type="float">
            <text:p>61.8</text:p>
          </table:table-cell>
          <table:table-cell office:value-type="float" office:value="1" calcext:value-type="float">
            <text:p>1</text:p>
          </table:table-cell>
          <table:table-cell table:formula="of:=67.5-[.AD13]" office:value-type="float" office:value="5.7" calcext:value-type="float">
            <text:p>5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49.5" calcext:value-type="float">
            <text:p>49.5</text:p>
          </table:table-cell>
          <table:table-cell office:value-type="float" office:value="1" calcext:value-type="float">
            <text:p>1</text:p>
          </table:table-cell>
          <table:table-cell table:formula="of:=54-[.AI13]" office:value-type="float" office:value="4.5" calcext:value-type="float">
            <text:p>4.5</text:p>
          </table:table-cell>
        </table:table-row>
        <table:table-row table:style-name="ro1">
          <table:table-cell table:formula="of:=ROW([.A14])-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スターライトジャッジメン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68.8-[.J14]" office:value-type="float" office:value="5.8" calcext:value-type="float">
            <text:p>5.8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42.6-[.O14]" office:value-type="float" office:value="3.6" calcext:value-type="float">
            <text:p>3.6</text:p>
          </table:table-cell>
          <table:table-cell table:number-columns-repeated="20"/>
        </table:table-row>
        <table:table-row table:style-name="ro1">
          <table:table-cell table:formula="of:=ROW([.A15])-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フェアな決闘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21.4" calcext:value-type="float">
            <text:p>221.4</text:p>
          </table:table-cell>
          <table:table-cell office:value-type="float" office:value="1" calcext:value-type="float">
            <text:p>1</text:p>
          </table:table-cell>
          <table:table-cell table:formula="of:=241.6-[.J15]" office:value-type="float" office:value="20.2" calcext:value-type="float">
            <text:p>20.2</text:p>
          </table:table-cell>
          <table:table-cell table:number-columns-repeated="25"/>
        </table:table-row>
        <table:table-row table:style-name="ro1">
          <table:table-cell table:formula="of:=ROW([.A16])-3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スターライト・絆の力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93.4" calcext:value-type="float">
            <text:p>93.4</text:p>
          </table:table-cell>
          <table:table-cell office:value-type="float" office:value="1" calcext:value-type="float">
            <text:p>1</text:p>
          </table:table-cell>
          <table:table-cell table:formula="of:=101.9-[.J16]" office:value-type="float" office:value="8.5" calcext:value-type="float">
            <text:p>8.5</text:p>
          </table:table-cell>
          <table:table-cell table:number-columns-repeated="25"/>
        </table:table-row>
        <table:table-row table:style-name="ro1">
          <table:table-cell table:formula="of:=ROW([.A17])-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急所エ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388.8" calcext:value-type="float">
            <text:p>388.8</text:p>
          </table:table-cell>
          <table:table-cell office:value-type="float" office:value="1" calcext:value-type="float">
            <text:p>1</text:p>
          </table:table-cell>
          <table:table-cell table:formula="of:=424.2-[.J17]" office:value-type="float" office:value="35.4" calcext:value-type="float">
            <text:p>35.4</text:p>
          </table:table-cell>
          <table:table-cell table:number-columns-repeated="25"/>
        </table:table-row>
        <table:table-row table:style-name="ro1">
          <table:table-cell table:formula="of:=ROW([.A18])-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大人しくしてろ！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24.2" calcext:value-type="float">
            <text:p>24.2</text:p>
          </table:table-cell>
          <table:table-cell office:value-type="float" office:value="1" calcext:value-type="float">
            <text:p>1</text:p>
          </table:table-cell>
          <table:table-cell table:formula="of:=26.4-[.J18]" office:value-type="float" office:value="2.2" calcext:value-type="float">
            <text:p>2.2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1.7" calcext:value-type="float">
            <text:p>51.7</text:p>
          </table:table-cell>
          <table:table-cell office:value-type="float" office:value="1" calcext:value-type="float">
            <text:p>1</text:p>
          </table:table-cell>
          <table:table-cell table:formula="of:=56.4-[.O18]" office:value-type="float" office:value="4.7" calcext:value-type="float">
            <text:p>4.7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0.1" calcext:value-type="float">
            <text:p>50.1</text:p>
          </table:table-cell>
          <table:table-cell office:value-type="float" office:value="1" calcext:value-type="float">
            <text:p>1</text:p>
          </table:table-cell>
          <table:table-cell table:formula="of:=54.7-[.T18]" office:value-type="float" office:value="4.6" calcext:value-type="float">
            <text:p>4.6</text:p>
          </table:table-cell>
          <table:table-cell table:number-columns-repeated="15"/>
        </table:table-row>
        <table:table-row table:style-name="ro1">
          <table:table-cell table:formula="of:=ROW([.A19])-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erived</text:p>
          </table:table-cell>
          <table:table-cell/>
          <table:table-cell office:value-type="string" calcext:value-type="string">
            <text:p>スイーパー・タイ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543.8" calcext:value-type="float">
            <text:p>543.8</text:p>
          </table:table-cell>
          <table:table-cell office:value-type="float" office:value="1" calcext:value-type="float">
            <text:p>1</text:p>
          </table:table-cell>
          <table:table-cell table:formula="of:=593.3-[.J19]" office:value-type="float" office:value="49.5" calcext:value-type="float">
            <text:p>49.5</text:p>
          </table:table-cell>
          <table:table-cell table:number-columns-repeated="25"/>
        </table:table-row>
        <table:table-row table:style-name="ro1">
          <table:table-cell table:formula="of:=ROW([.A20])-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スターライトグローリー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735.2" calcext:value-type="float">
            <text:p>735.2</text:p>
          </table:table-cell>
          <table:table-cell office:value-type="float" office:value="1" calcext:value-type="float">
            <text:p>1</text:p>
          </table:table-cell>
          <table:table-cell table:formula="of:=802.1-[.J20]" office:value-type="float" office:value="66.9" calcext:value-type="float">
            <text:p>66.9</text:p>
          </table:table-cell>
          <table:table-cell table:number-columns-repeated="25"/>
        </table:table-row>
        <table:table-row table:style-name="ro1">
          <table:table-cell table:formula="of:=ROW([.A21])-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スターライト・ここに輝く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physical</text:p>
          </table:table-cell>
          <table:table-cell office:value-type="float" office:value="1597.7" calcext:value-type="float">
            <text:p>1597.7</text:p>
          </table:table-cell>
          <table:table-cell office:value-type="float" office:value="1" calcext:value-type="float">
            <text:p>1</text:p>
          </table:table-cell>
          <table:table-cell table:formula="of:=1743-[.J21]" office:value-type="float" office:value="145.3" calcext:value-type="float">
            <text:p>145.3</text:p>
          </table:table-cell>
          <table:table-cell table:number-columns-repeated="25"/>
        </table:table-row>
        <table:table-row table:style-name="ro1">
          <table:table-cell table:formula="of:=ROW([.A22])-3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8.9" calcext:value-type="float">
            <text:p>38.9</text:p>
          </table:table-cell>
          <table:table-cell office:value-type="float" office:value="1" calcext:value-type="float">
            <text:p>1</text:p>
          </table:table-cell>
          <table:table-cell table:formula="of:=42.5-[.J22]" office:value-type="float" office:value="3.6" calcext:value-type="float">
            <text:p>3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table:formula="of:=38.6-[.O22]" office:value-type="float" office:value="3.3" calcext:value-type="float">
            <text:p>3.3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24.3" calcext:value-type="float">
            <text:p>124.3</text:p>
          </table:table-cell>
          <table:table-cell office:value-type="float" office:value="1" calcext:value-type="float">
            <text:p>1</text:p>
          </table:table-cell>
          <table:table-cell table:formula="of:=135.6-[.T22]" office:value-type="float" office:value="11.3" calcext:value-type="float">
            <text:p>11.3</text:p>
          </table:table-cell>
          <table:table-cell table:number-columns-repeated="15"/>
        </table:table-row>
        <table:table-row table:style-name="ro1">
          <table:table-cell table:formula="of:=ROW([.A23])-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邪兎の連打（弾）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9.8-[.J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9.8-[.O23]" office:value-type="float" office:value="0.800000000000001" calcext:value-type="float">
            <text:p>0.800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9.8-[.T23]" office:value-type="float" office:value="0.800000000000001" calcext:value-type="float">
            <text:p>0.800000000000001</text:p>
          </table:table-cell>
          <table:table-cell table:number-columns-repeated="15"/>
        </table:table-row>
        <table:table-row table:style-name="ro1">
          <table:table-cell table:formula="of:=ROW([.A24])-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思うがままに(弾)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3" calcext:value-type="float">
            <text:p>3</text:p>
          </table:table-cell>
          <table:table-cell table:formula="of:=17.9-[.J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4" calcext:value-type="float">
            <text:p>4</text:p>
          </table:table-cell>
          <table:table-cell table:formula="of:=17.9-[.O24]" office:value-type="float" office:value="1.5" calcext:value-type="float">
            <text:p>1.5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6.4" calcext:value-type="float">
            <text:p>16.4</text:p>
          </table:table-cell>
          <table:table-cell office:value-type="float" office:value="20" calcext:value-type="float">
            <text:p>20</text:p>
          </table:table-cell>
          <table:table-cell table:formula="of:=17.9-[.T24]" office:value-type="float" office:value="1.5" calcext:value-type="float">
            <text:p>1.5</text:p>
          </table:table-cell>
          <table:table-cell table:number-columns-repeated="15"/>
        </table:table-row>
        <table:table-row table:style-name="ro1">
          <table:table-cell table:formula="of:=ROW([.A25])-3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41.2" calcext:value-type="float">
            <text:p>41.2</text:p>
          </table:table-cell>
          <table:table-cell office:value-type="float" office:value="1" calcext:value-type="float">
            <text:p>1</text:p>
          </table:table-cell>
          <table:table-cell table:formula="of:=45-[.J25]" office:value-type="float" office:value="3.8" calcext:value-type="float">
            <text:p>3.8</text:p>
          </table:table-cell>
          <table:table-cell table:number-columns-repeated="25"/>
        </table:table-row>
        <table:table-row table:style-name="ro1">
          <table:table-cell table:formula="of:=ROW([.A26])-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前方/弾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9.8-[.J26]" office:value-type="float" office:value="0.800000000000001" calcext:value-type="float">
            <text:p>0.800000000000001</text:p>
          </table:table-cell>
          <table:table-cell table:number-columns-repeated="25"/>
        </table:table-row>
        <table:table-row table:style-name="ro1">
          <table:table-cell table:formula="of:=ROW([.A27])-3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開けてびっくり（後方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65.5-[.J27]" office:value-type="float" office:value="5.5" calcext:value-type="float">
            <text:p>5.5</text:p>
          </table:table-cell>
          <table:table-cell table:number-columns-repeated="25"/>
        </table:table-row>
        <table:table-row table:style-name="ro1">
          <table:table-cell table:formula="of:=ROW([.A28])-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牽制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physical</text:p>
          </table:table-cell>
          <table:table-cell office:value-type="float" office:value="182.4" calcext:value-type="float">
            <text:p>182.4</text:p>
          </table:table-cell>
          <table:table-cell office:value-type="float" office:value="1" calcext:value-type="float">
            <text:p>1</text:p>
          </table:table-cell>
          <table:table-cell table:formula="of:=199-[.J28]" office:value-type="float" office:value="16.6" calcext:value-type="float">
            <text:p>16.6</text:p>
          </table:table-cell>
          <table:table-cell table:number-columns-repeated="25"/>
        </table:table-row>
        <table:table-row table:style-name="ro1">
          <table:table-cell table:formula="of:=ROW([.A29])-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救急砲撃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3.4" calcext:value-type="float">
            <text:p>63.4</text:p>
          </table:table-cell>
          <table:table-cell office:value-type="float" office:value="1" calcext:value-type="float">
            <text:p>1</text:p>
          </table:table-cell>
          <table:table-cell table:formula="of:=69.2-[.J29]" office:value-type="float" office:value="5.8" calcext:value-type="float">
            <text:p>5.8</text:p>
          </table:table-cell>
          <table:table-cell table:number-columns-repeated="25"/>
        </table:table-row>
        <table:table-row table:style-name="ro1">
          <table:table-cell table:formula="of:=ROW([.A30])-3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邪兎の出番！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46.7" calcext:value-type="float">
            <text:p>246.7</text:p>
          </table:table-cell>
          <table:table-cell office:value-type="float" office:value="1" calcext:value-type="float">
            <text:p>1</text:p>
          </table:table-cell>
          <table:table-cell table:formula="of:=258-[.J30]" office:value-type="float" office:value="11.3" calcext:value-type="float">
            <text:p>11.3</text:p>
          </table:table-cell>
          <table:table-cell table:number-columns-repeated="25"/>
        </table:table-row>
        <table:table-row table:style-name="ro1">
          <table:table-cell table:formula="of:=ROW([.A31])-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シュガー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52.6" calcext:value-type="float">
            <text:p>52.6</text:p>
          </table:table-cell>
          <table:table-cell office:value-type="float" office:value="1" calcext:value-type="float">
            <text:p>1</text:p>
          </table:table-cell>
          <table:table-cell table:formula="of:=57.4-[.J31]" office:value-type="float" office:value="4.8" calcext:value-type="float">
            <text:p>4.8</text:p>
          </table:table-cell>
          <table:table-cell table:number-columns-repeated="25"/>
        </table:table-row>
        <table:table-row table:style-name="ro1">
          <table:table-cell table:formula="of:=ROW([.A32])-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シュガーボムサン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J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234.6-[.O32]" office:value-type="float" office:value="19.6" calcext:value-type="float">
            <text:p>19.6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422.2-[.T32]" office:value-type="float" office:value="35.2" calcext:value-type="float">
            <text:p>35.2</text:p>
          </table:table-cell>
          <table:table-cell table:number-columns-repeated="15"/>
        </table:table-row>
        <table:table-row table:style-name="ro1">
          <table:table-cell table:formula="of:=ROW([.A33])-3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高級エーテルボム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09.6" calcext:value-type="float">
            <text:p>209.6</text:p>
          </table:table-cell>
          <table:table-cell office:value-type="float" office:value="1" calcext:value-type="float">
            <text:p>1</text:p>
          </table:table-cell>
          <table:table-cell table:formula="of:=228.8-[.J33]" office:value-type="float" office:value="19.2" calcext:value-type="float">
            <text:p>19.2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308.8-[.O33]" office:value-type="float" office:value="25.8" calcext:value-type="float">
            <text:p>25.8</text:p>
          </table:table-cell>
          <table:table-cell table:number-columns-repeated="20"/>
        </table:table-row>
        <table:table-row table:style-name="ro1">
          <table:table-cell table:formula="of:=ROW([.A34])-3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特製エーテルグレネード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646.8" calcext:value-type="float">
            <text:p>646.8</text:p>
          </table:table-cell>
          <table:table-cell office:value-type="float" office:value="1" calcext:value-type="float">
            <text:p>1</text:p>
          </table:table-cell>
          <table:table-cell table:formula="of:=705.6-[.J34]" office:value-type="float" office:value="58.8000000000001" calcext:value-type="float">
            <text:p>58.8000000000001</text:p>
          </table:table-cell>
          <table:table-cell office:value-type="string" calcext:value-type="string">
            <text:p>strike</text:p>
          </table:table-cell>
          <table:table-cell office:value-type="string" calcext:value-type="string">
            <text:p>ether</text:p>
          </table:table-cell>
          <table:table-cell office:value-type="float" office:value="873.2" calcext:value-type="float">
            <text:p>873.2</text:p>
          </table:table-cell>
          <table:table-cell office:value-type="float" office:value="1" calcext:value-type="float">
            <text:p>1</text:p>
          </table:table-cell>
          <table:table-cell table:formula="of:=952.6-[.O34]" office:value-type="float" office:value="79.4" calcext:value-type="float">
            <text:p>79.4</text:p>
          </table:table-cell>
          <table:table-cell table:number-columns-repeated="20"/>
        </table:table-row>
        <table:table-row table:style-name="ro1">
          <table:table-cell table:formula="of:=ROW([.A35])-3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風花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69*100" office:value-type="float" office:value="26.9" calcext:value-type="float">
            <text:p>26.9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table:formula="of:=0.296*100" office:value-type="float" office:value="29.6" calcext:value-type="float">
            <text:p>29.6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.8" calcext:value-type="float">
            <text:p>62.8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96.5" calcext:value-type="float">
            <text:p>96.5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1.8" calcext:value-type="float">
            <text:p>11.8</text:p>
          </table:table-cell>
          <table:table-cell table:number-columns-repeated="5"/>
        </table:table-row>
        <table:table-row table:style-name="ro1">
          <table:table-cell table:formula="of:=ROW([.A36])-3"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霜月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54.7" calcext:value-type="float">
            <text:p>454.7</text:p>
          </table:table-cell>
          <table:table-cell office:value-type="float" office:value="1" calcext:value-type="float">
            <text:p>1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858.1" calcext:value-type="float">
            <text:p>858.1</text:p>
          </table:table-cell>
          <table:table-cell office:value-type="float" office:value="1" calcext:value-type="float">
            <text:p>1</text:p>
          </table:table-cell>
          <table:table-cell office:value-type="float" office:value="78.1" calcext:value-type="float">
            <text:p>78.1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141.1" calcext:value-type="float">
            <text:p>2141.1</text:p>
          </table:table-cell>
          <table:table-cell office:value-type="float" office:value="1" calcext:value-type="float">
            <text:p>1</text:p>
          </table:table-cell>
          <table:table-cell table:formula="of:=2335.8-[.T36]" office:value-type="float" office:value="194.7" calcext:value-type="float">
            <text:p>194.7</text:p>
          </table:table-cell>
          <table:table-cell table:number-columns-repeated="15"/>
        </table:table-row>
        <table:table-row table:style-name="ro1">
          <table:table-cell table:formula="of:=ROW([.A37])-3"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/>
          <table:table-cell office:value-type="string" calcext:value-type="string">
            <text:p>冬蜂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physical</text:p>
          </table:table-cell>
          <table:table-cell office:value-type="float" office:value="25.8" calcext:value-type="float">
            <text:p>25.8</text:p>
          </table:table-cell>
          <table:table-cell office:value-type="float" office:value="1" calcext:value-type="float">
            <text:p>1</text:p>
          </table:table-cell>
          <table:table-cell table:formula="of:=28.2-[.J37]" office:value-type="float" office:value="2.4" calcext:value-type="float">
            <text:p>2.4</text:p>
          </table:table-cell>
          <table:table-cell table:number-columns-repeated="25"/>
        </table:table-row>
        <table:table-row table:style-name="ro1">
          <table:table-cell table:formula="of:=ROW([.A38])-3"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寒雀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45.9" calcext:value-type="float">
            <text:p>245.9</text:p>
          </table:table-cell>
          <table:table-cell office:value-type="float" office:value="1" calcext:value-type="float">
            <text:p>1</text:p>
          </table:table-cell>
          <table:table-cell table:formula="of:=268.3-[.J38]" office:value-type="float" office:value="22.4" calcext:value-type="float">
            <text:p>22.4</text:p>
          </table:table-cell>
          <table:table-cell table:number-columns-repeated="25"/>
        </table:table-row>
        <table:table-row table:style-name="ro1">
          <table:table-cell table:formula="of:=ROW([.A39])-3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花信風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104.5" calcext:value-type="float">
            <text:p>104.5</text:p>
          </table:table-cell>
          <table:table-cell office:value-type="float" office:value="1" calcext:value-type="float">
            <text:p>1</text:p>
          </table:table-cell>
          <table:table-cell table:formula="of:=114-[.J39]" office:value-type="float" office:value="9.5" calcext:value-type="float">
            <text:p>9.5</text:p>
          </table:table-cell>
          <table:table-cell table:number-columns-repeated="25"/>
        </table:table-row>
        <table:table-row table:style-name="ro1">
          <table:table-cell table:formula="of:=ROW([.A40])-3"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ssist</text:p>
          </table:table-cell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返り花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37.8" calcext:value-type="float">
            <text:p>337.8</text:p>
          </table:table-cell>
          <table:table-cell office:value-type="float" office:value="1" calcext:value-type="float">
            <text:p>1</text:p>
          </table:table-cell>
          <table:table-cell table:formula="of:=368.6-[.J40]" office:value-type="float" office:value="30.8" calcext:value-type="float">
            <text:p>30.8</text:p>
          </table:table-cell>
          <table:table-cell table:number-columns-repeated="25"/>
        </table:table-row>
        <table:table-row table:style-name="ro1">
          <table:table-cell table:formula="of:=ROW([.A41])-3"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深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5.8" calcext:value-type="float">
            <text:p>35.8</text:p>
          </table:table-cell>
          <table:table-cell office:value-type="float" office:value="1" calcext:value-type="float">
            <text:p>1</text:p>
          </table:table-cell>
          <table:table-cell table:formula="of:=39.1-[.J41]" office:value-type="float" office:value="3.3" calcext:value-type="float">
            <text:p>3.3</text:p>
          </table:table-cell>
          <table:table-cell table:number-columns-repeated="25"/>
        </table:table-row>
        <table:table-row table:style-name="ro1">
          <table:table-cell table:formula="of:=ROW([.A42])-3"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飛雪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393.4" calcext:value-type="float">
            <text:p>393.4</text:p>
          </table:table-cell>
          <table:table-cell office:value-type="float" office:value="1" calcext:value-type="float">
            <text:p>1</text:p>
          </table:table-cell>
          <table:table-cell table:formula="of:=429.3-[.J42]" office:value-type="float" office:value="35.9" calcext:value-type="float">
            <text:p>35.9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483.2" calcext:value-type="float">
            <text:p>483.2</text:p>
          </table:table-cell>
          <table:table-cell office:value-type="float" office:value="1" calcext:value-type="float">
            <text:p>1</text:p>
          </table:table-cell>
          <table:table-cell table:formula="of:=527.2-[.O42]" office:value-type="float" office:value="44.0000000000001" calcext:value-type="float">
            <text:p>44.0000000000001</text:p>
          </table:table-cell>
          <table:table-cell table:number-columns-repeated="20"/>
        </table:table-row>
        <table:table-row table:style-name="ro1">
          <table:table-cell table:formula="of:=ROW([.A43])-3"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chain</text:p>
          </table:table-cell>
          <table:table-cell/>
          <table:table-cell office:value-type="string" calcext:value-type="string">
            <text:p>春来たる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685.3-628" office:value-type="float" office:value="57.3" calcext:value-type="float">
            <text:p>57.3</text:p>
          </table:table-cell>
          <table:table-cell table:number-columns-repeated="25"/>
        </table:table-row>
        <table:table-row table:style-name="ro1">
          <table:table-cell table:formula="of:=ROW([.A44])-3"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ultimate</text:p>
          </table:table-cell>
          <table:table-cell/>
          <table:table-cell office:value-type="string" calcext:value-type="string">
            <text:p>なごり雪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ice</text:p>
          </table:table-cell>
          <table:table-cell office:value-type="float" office:value="2388" calcext:value-type="float">
            <text:p>2388</text:p>
          </table:table-cell>
          <table:table-cell office:value-type="float" office:value="1" calcext:value-type="float">
            <text:p>1</text:p>
          </table:table-cell>
          <table:table-cell table:formula="of:=2605.1-[.J44]" office:value-type="float" office:value="217.1" calcext:value-type="float">
            <text:p>217.1</text:p>
          </table:table-cell>
          <table:table-cell table:number-columns-repeated="25"/>
        </table:table-row>
      </table:table>
      <table:table table:name="w-Engines" table:style-name="ta1"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9" table:default-cell-style-name="Default"/>
        <table:table-column table:style-name="co37" table:default-cell-style-name="Default"/>
        <table:table-column table:style-name="co38" table:number-columns-repeated="5" table:default-cell-style-name="Default"/>
        <table:table-column table:style-name="co1" table:number-columns-repeated="3" table:default-cell-style-name="Default"/>
        <table:table-column table:style-name="co38" table:number-columns-repeated="5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id</text:p>
          </table:table-cell>
          <table:table-cell table:content-validation-name="val1" office:value-type="string" calcext:value-type="string">
            <text:p>class</text:p>
          </table:table-cell>
          <table:table-cell table:content-validation-name="val1" office:value-type="string" calcext:value-type="string">
            <text:p>rank</text:p>
          </table:table-cell>
          <table:table-cell table:content-validation-name="val1" office:value-type="string" calcext:value-type="string">
            <text:p>name</text:p>
          </table:table-cell>
          <table:table-cell table:content-validation-name="val1" office:value-type="string" calcext:value-type="string">
            <text:p>name-jp</text:p>
          </table:table-cell>
          <table:table-cell table:content-validation-name="val1" office:value-type="string" calcext:value-type="string">
            <text:p>atk</text:p>
          </table:table-cell>
          <table:table-cell table:content-validation-name="val1" office:value-type="string" calcext:value-type="string">
            <text:p>atkMax</text:p>
          </table:table-cell>
          <table:table-cell table:content-validation-name="val1" office:value-type="string" calcext:value-type="string">
            <text:p>advSt</text:p>
          </table:table-cell>
          <table:table-cell table:content-validation-name="val1" office:value-type="string" calcext:value-type="string">
            <text:p>advVal</text:p>
          </table:table-cell>
          <table:table-cell table:content-validation-name="val1" office:value-type="string" calcext:value-type="string">
            <text:p>passive-buff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office:value-type="string" calcext:value-type="string">
            <text:p>skill-buff-primary</text:p>
          </table:table-cell>
          <table:table-cell table:content-validation-name="val1" office:value-type="string" calcext:value-type="string">
            <text:p>skill-buff-secondary</text:p>
          </table:table-cell>
          <table:table-cell table:content-validation-name="val1" office:value-type="string" calcext:value-type="string">
            <text:p>buff-type</text:p>
          </table:table-cell>
          <table:table-cell table:content-validation-name="val1" office:value-type="string" calcext:value-type="string">
            <text:p>grade1</text:p>
          </table:table-cell>
          <table:table-cell table:content-validation-name="val1" office:value-type="string" calcext:value-type="string">
            <text:p>grade2</text:p>
          </table:table-cell>
          <table:table-cell table:content-validation-name="val1" office:value-type="string" calcext:value-type="string">
            <text:p>grade3</text:p>
          </table:table-cell>
          <table:table-cell table:content-validation-name="val1" office:value-type="string" calcext:value-type="string">
            <text:p>grade4</text:p>
          </table:table-cell>
          <table:table-cell table:content-validation-name="val1" office:value-type="string" calcext:value-type="string">
            <text:p>grade5</text:p>
          </table:table-cell>
          <table:table-cell table:content-validation-name="val1" table:number-columns-repeated="1005"/>
        </table:table-row>
        <table:table-row table:style-name="ro1">
          <table:table-cell table:formula="of:=ROW([.A2])-2" office:value-type="float" office:value="0" calcext:value-type="float">
            <text:p>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emara Battery Mark II</text:p>
          </table:table-cell>
          <table:table-cell office:value-type="string" calcext:value-type="string">
            <text:p>デマラ式電池Ⅱ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 office:value-type="string" calcext:value-type="string">
            <text:p>bonus-el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])-2" office:value-type="float" office:value="1" calcext:value-type="float">
            <text:p>1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Pleniluna</text:p>
          </table:table-cell>
          <table:table-cell office:value-type="string" calcext:value-type="string">
            <text:p>「月相」‐望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])-2" office:value-type="float" office:value="2" calcext:value-type="float">
            <text:p>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Decresent</text:p>
          </table:table-cell>
          <table:table-cell office:value-type="string" calcext:value-type="string">
            <text:p>「月相」‐晦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])-2" office:value-type="float" office:value="3" calcext:value-type="float">
            <text:p>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Lunar] Noviluna</text:p>
          </table:table-cell>
          <table:table-cell office:value-type="string" calcext:value-type="string">
            <text:p>「月相」‐朔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6])-2" office:value-type="float" office:value="4" calcext:value-type="float">
            <text:p>4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</text:p>
          </table:table-cell>
          <table:table-cell office:value-type="string" calcext:value-type="string">
            <text:p>「残響」‐Ⅰ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7])-2" office:value-type="float" office:value="5" calcext:value-type="float">
            <text:p>5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</text:p>
          </table:table-cell>
          <table:table-cell office:value-type="string" calcext:value-type="string">
            <text:p>「残響」‐Ⅱ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8])-2" office:value-type="float" office:value="6" calcext:value-type="float">
            <text:p>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Reverb] Mark III</text:p>
          </table:table-cell>
          <table:table-cell office:value-type="string" calcext:value-type="string">
            <text:p>「残響」‐Ⅲ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9])-2" office:value-type="float" office:value="7" calcext:value-type="float">
            <text:p>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Revolver</text:p>
          </table:table-cell>
          <table:table-cell office:value-type="string" calcext:value-type="string">
            <text:p>「激流」‐銃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0])-2" office:value-type="float" office:value="8" calcext:value-type="float">
            <text:p>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Arrow</text:p>
          </table:table-cell>
          <table:table-cell office:value-type="string" calcext:value-type="string">
            <text:p>「激流」‐矢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2" calcext:value-type="float">
            <text:p>1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1])-2" office:value-type="float" office:value="9" calcext:value-type="float">
            <text:p>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Vortex] Hatchet</text:p>
          </table:table-cell>
          <table:table-cell office:value-type="string" calcext:value-type="string">
            <text:p>「激流」‐斧型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2])-2" office:value-type="float" office:value="10" calcext:value-type="float">
            <text:p>1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Alpha</text:p>
          </table:table-cell>
          <table:table-cell office:value-type="string" calcext:value-type="string">
            <text:p>「磁気嵐」‐壱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3])-2" office:value-type="float" office:value="11" calcext:value-type="float">
            <text:p>1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Bravo</text:p>
          </table:table-cell>
          <table:table-cell office:value-type="string" calcext:value-type="string">
            <text:p>「磁気嵐」‐弐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68" calcext:value-type="float">
            <text:p>6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4])-2" office:value-type="float" office:value="12" calcext:value-type="float">
            <text:p>1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Magnetic Storm] Charlie</text:p>
          </table:table-cell>
          <table:table-cell office:value-type="string" calcext:value-type="string">
            <text:p>「磁気嵐」‐参式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16" calcext:value-type="float">
            <text:p>16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5])-2" office:value-type="float" office:value="13" calcext:value-type="float">
            <text:p>13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Base</text:p>
          </table:table-cell>
          <table:table-cell office:value-type="string" calcext:value-type="string">
            <text:p>「恒等式」‐本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6])-2" office:value-type="float" office:value="14" calcext:value-type="float">
            <text:p>1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B</text:p>
          </table:table-cell>
          <table:table-cell office:value-type="string" calcext:value-type="string">
            <text:p>[Identity] Inflection</text:p>
          </table:table-cell>
          <table:table-cell office:value-type="string" calcext:value-type="string">
            <text:p>「恒等式」‐変格</text:p>
          </table:table-cell>
          <table:table-cell office:value-type="float" office:value="32" calcext:value-type="float">
            <text:p>32</text:p>
          </table:table-cell>
          <table:table-cell office:value-type="float" office:value="475" calcext:value-type="float">
            <text:p>475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32" calcext:value-type="float">
            <text:p>32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7])-2" office:value-type="float" office:value="15" calcext:value-type="float">
            <text:p>1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reet Superstar</text:p>
          </table:table-cell>
          <table:table-cell office:value-type="string" calcext:value-type="string">
            <text:p>ストリートス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8])-2" office:value-type="float" office:value="16" calcext:value-type="float">
            <text:p>1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lice of Time</text:p>
          </table:table-cell>
          <table:table-cell office:value-type="string" calcext:value-type="string">
            <text:p>歳月の薄片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19])-2" office:value-type="float" office:value="17" calcext:value-type="float">
            <text:p>1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ainforest Gourmet</text:p>
          </table:table-cell>
          <table:table-cell office:value-type="string" calcext:value-type="string">
            <text:p>密林の食いしん坊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0])-2" office:value-type="float" office:value="18" calcext:value-type="float">
            <text:p>1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</text:p>
          </table:table-cell>
          <table:table-cell office:value-type="string" calcext:value-type="string">
            <text:p>スターライトエンジン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1])-2" office:value-type="float" office:value="19" calcext:value-type="float">
            <text:p>19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eam Oven</text:p>
          </table:table-cell>
          <table:table-cell office:value-type="string" calcext:value-type="string">
            <text:p>まな板の鯉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2])-2" office:value-type="float" office:value="20" calcext:value-type="float">
            <text:p>20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recious Fossilized Core</text:p>
          </table:table-cell>
          <table:table-cell office:value-type="string" calcext:value-type="string">
            <text:p>貴重な化石コ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3])-2" office:value-type="float" office:value="21" calcext:value-type="float">
            <text:p>21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Original Transmorpher</text:p>
          </table:table-cell>
          <table:table-cell office:value-type="string" calcext:value-type="string">
            <text:p>正式版変身装置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hp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" calcext:value-type="float">
            <text:p>9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4])-2" office:value-type="float" office:value="22" calcext:value-type="float">
            <text:p>22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Weeping Gemini</text:p>
          </table:table-cell>
          <table:table-cell office:value-type="string" calcext:value-type="string">
            <text:p>双生の涙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5])-2" office:value-type="float" office:value="23" calcext:value-type="float">
            <text:p>23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Electro-Lip Gloss</text:p>
          </table:table-cell>
          <table:table-cell office:value-type="string" calcext:value-type="string">
            <text:p>電撃リップグロス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75" calcext:value-type="float">
            <text:p>7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6])-2" office:value-type="float" office:value="24" calcext:value-type="float">
            <text:p>24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unny Band</text:p>
          </table:table-cell>
          <table:table-cell office:value-type="string" calcext:value-type="string">
            <text:p>ラビットチャージャ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 office:value-type="string" calcext:value-type="string">
            <text:p>hp-p</text:p>
          </table:table-cell>
          <table:table-cell table:content-validation-name="val1" office:value-type="float" office:value="8" calcext:value-type="float">
            <text:p>8</text:p>
          </table:table-cell>
          <table:table-cell table:content-validation-name="val1" office:value-type="float" office:value="9.2" calcext:value-type="float">
            <text:p>9.2</text:p>
          </table:table-cell>
          <table:table-cell table:content-validation-name="val1" office:value-type="float" office:value="10.4" calcext:value-type="float">
            <text:p>10.4</text:p>
          </table:table-cell>
          <table:table-cell table:content-validation-name="val1" office:value-type="float" office:value="11.6" calcext:value-type="float">
            <text:p>11.6</text:p>
          </table:table-cell>
          <table:table-cell office:value-type="float" office:value="12.8" calcext:value-type="float">
            <text:p>12.8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7])-2" office:value-type="float" office:value="25" calcext:value-type="float">
            <text:p>25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pring Embrace</text:p>
          </table:table-cell>
          <table:table-cell office:value-type="string" calcext:value-type="string">
            <text:p>ホットスプリング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8])-2" office:value-type="float" office:value="26" calcext:value-type="float">
            <text:p>2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The Vault</text:p>
          </table:table-cell>
          <table:table-cell office:value-type="string" calcext:value-type="string">
            <text:p>ザ・ボール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29])-2" office:value-type="float" office:value="27" calcext:value-type="float">
            <text:p>2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Housekeeper</text:p>
          </table:table-cell>
          <table:table-cell office:value-type="string" calcext:value-type="string">
            <text:p>ハウスキーパ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0])-2" office:value-type="float" office:value="28" calcext:value-type="float">
            <text:p>28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tarlight Engine Replica</text:p>
          </table:table-cell>
          <table:table-cell office:value-type="string" calcext:value-type="string">
            <text:p>なんちゃってスターライトエンジン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1])-2" office:value-type="float" office:value="29" calcext:value-type="float">
            <text:p>29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Drill Rig - Red Axis</text:p>
          </table:table-cell>
          <table:table-cell office:value-type="string" calcext:value-type="string">
            <text:p>ドリルリグ‐レッドシャフト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2])-2" office:value-type="float" office:value="30" calcext:value-type="float">
            <text:p>30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ig Cylinder</text:p>
          </table:table-cell>
          <table:table-cell office:value-type="string" calcext:value-type="string">
            <text:p>ビガー・シリンダ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def-p</text:p>
          </table:table-cell>
          <table:table-cell office:value-type="float" office:value="40" calcext:value-type="float">
            <text:p>4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3])-2" office:value-type="float" office:value="31" calcext:value-type="float">
            <text:p>3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Bashful Demon</text:p>
          </table:table-cell>
          <table:table-cell office:value-type="string" calcext:value-type="string">
            <text:p>恥じらう悪面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5" calcext:value-type="float">
            <text:p>17.5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4])-2" office:value-type="float" office:value="32" calcext:value-type="float">
            <text:p>3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Cannon Rotor</text:p>
          </table:table-cell>
          <table:table-cell office:value-type="string" calcext:value-type="string">
            <text:p>キャノンローラ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7.5" calcext:value-type="float">
            <text:p>7.5</text:p>
          </table:table-cell>
          <table:table-cell table:content-validation-name="val1" office:value-type="float" office:value="8.6" calcext:value-type="float">
            <text:p>8.6</text:p>
          </table:table-cell>
          <table:table-cell table:content-validation-name="val1" office:value-type="float" office:value="9.7" calcext:value-type="float">
            <text:p>9.7</text:p>
          </table:table-cell>
          <table:table-cell table:content-validation-name="val1" office:value-type="float" office:value="10.8" calcext:value-type="float">
            <text:p>10.8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5])-2" office:value-type="float" office:value="33" calcext:value-type="float">
            <text:p>3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Unfettered Game Ball</text:p>
          </table:table-cell>
          <table:table-cell office:value-type="string" calcext:value-type="string">
            <text:p>ゲームボール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6])-2" office:value-type="float" office:value="34" calcext:value-type="float">
            <text:p>34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Six Shooter</text:p>
          </table:table-cell>
          <table:table-cell office:value-type="string" calcext:value-type="string">
            <text:p>シックスシューター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5" calcext:value-type="float">
            <text:p>1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7])-2" office:value-type="float" office:value="35" calcext:value-type="float">
            <text:p>3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teel Cushion</text:p>
          </table:table-cell>
          <table:table-cell office:value-type="string" calcext:value-type="string">
            <text:p>鋼の肉球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phy</text:p>
          </table:table-cell>
          <table:table-cell table:content-validation-name="val1" office:value-type="float" office:value="20" calcext:value-type="float">
            <text:p>20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0" calcext:value-type="float">
            <text:p>30</text:p>
          </table:table-cell>
          <table:table-cell table:content-validation-name="val1"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8])-2" office:value-type="float" office:value="36" calcext:value-type="float">
            <text:p>36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Brimstone</text:p>
          </table:table-cell>
          <table:table-cell office:value-type="string" calcext:value-type="string">
            <text:p>ブリムストーン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39])-2" office:value-type="float" office:value="37" calcext:value-type="float">
            <text:p>37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lfire Gears</text:p>
          </table:table-cell>
          <table:table-cell office:value-type="string" calcext:value-type="string">
            <text:p>燃獄ギア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0])-2" office:value-type="float" office:value="38" calcext:value-type="float">
            <text:p>38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he Restrained</text:p>
          </table:table-cell>
          <table:table-cell office:value-type="string" calcext:value-type="string">
            <text:p>束縛されし者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1])-2" office:value-type="float" office:value="39" calcext:value-type="float">
            <text:p>39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usion Compiler</text:p>
          </table:table-cell>
          <table:table-cell office:value-type="string" calcext:value-type="string">
            <text:p>複合コンパイラ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12" calcext:value-type="float">
            <text:p>12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" calcext:value-type="float">
            <text:p>18</text:p>
          </table:table-cell>
          <table:table-cell table:content-validation-name="val1"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2])-2" office:value-type="float" office:value="40" calcext:value-type="float">
            <text:p>40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Deep Sea Visitor</text:p>
          </table:table-cell>
          <table:table-cell office:value-type="string" calcext:value-type="string">
            <text:p>ディープシー・ビジタ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bonus-ice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1" office:value-type="float" office:value="31.5" calcext:value-type="float">
            <text:p>31.5</text:p>
          </table:table-cell>
          <table:table-cell table:content-validation-name="val1" office:value-type="float" office:value="38" calcext:value-type="float">
            <text:p>38</text:p>
          </table:table-cell>
          <table:table-cell table:content-validation-name="val1" office:value-type="float" office:value="44.5" calcext:value-type="float">
            <text:p>44.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3])-2" office:value-type="float" office:value="41" calcext:value-type="float">
            <text:p>41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Weeping Cradle</text:p>
          </table:table-cell>
          <table:table-cell office:value-type="string" calcext:value-type="string">
            <text:p>啜り泣くゆりかご</text:p>
          </table:table-cell>
          <table:table-cell office:value-type="float" office:value="46" calcext:value-type="float">
            <text:p>46</text:p>
          </table:table-cell>
          <table:table-cell office:value-type="float" office:value="684" calcext:value-type="float">
            <text:p>684</text:p>
          </table:table-cell>
          <table:table-cell table:content-validation-name="val4" office:value-type="string" calcext:value-type="string">
            <text:p>pen-r</text:p>
          </table:table-cell>
          <table:table-cell office:value-type="float" office:value="24" calcext:value-type="float">
            <text:p>24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4])-2" office:value-type="float" office:value="42" calcext:value-type="float">
            <text:p>42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Riot Suppressor Mark VI</text:p>
          </table:table-cell>
          <table:table-cell office:value-type="string" calcext:value-type="string">
            <text:p>サプレッサーⅣ型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8.8" calcext:value-type="float">
            <text:p>18.8</text:p>
          </table:table-cell>
          <table:table-cell table:content-validation-name="val1" office:value-type="float" office:value="22.6" calcext:value-type="float">
            <text:p>22.6</text:p>
          </table:table-cell>
          <table:table-cell table:content-validation-name="val1" office:value-type="float" office:value="26.4" calcext:value-type="float">
            <text:p>26.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5])-2" office:value-type="float" office:value="43" calcext:value-type="float">
            <text:p>43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Kaboom the Cannon</text:p>
          </table:table-cell>
          <table:table-cell office:value-type="string" calcext:value-type="string">
            <text:p>喧嘩腰のボンバルダム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en-reg</text:p>
          </table:table-cell>
          <table:table-cell office:value-type="float" office:value="50" calcext:value-type="float">
            <text:p>5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6])-2" office:value-type="float" office:value="44" calcext:value-type="float">
            <text:p>4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Roaring Ride</text:p>
          </table:table-cell>
          <table:table-cell office:value-type="string" calcext:value-type="string">
            <text:p>グロウル・マイ・カー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7])-2" office:value-type="float" office:value="45" calcext:value-type="float">
            <text:p>4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Gilded Blossom</text:p>
          </table:table-cell>
          <table:table-cell office:value-type="string" calcext:value-type="string">
            <text:p>金メッキの花信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 office:value-type="string" calcext:value-type="string">
            <text:p>atk-p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1" office:value-type="float" office:value="6.9" calcext:value-type="float">
            <text:p>6.9</text:p>
          </table:table-cell>
          <table:table-cell table:content-validation-name="val1" office:value-type="float" office:value="7.8" calcext:value-type="float">
            <text:p>7.8</text:p>
          </table:table-cell>
          <table:table-cell table:content-validation-name="val1" office:value-type="float" office:value="8.7" calcext:value-type="float">
            <text:p>8.7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nhance</text:p>
          </table:table-cell>
          <table:table-cell office:value-type="string" calcext:value-type="string">
            <text:p>bonus-dmg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1" office:value-type="float" office:value="17.2" calcext:value-type="float">
            <text:p>17.2</text:p>
          </table:table-cell>
          <table:table-cell table:content-validation-name="val1" office:value-type="float" office:value="19.5" calcext:value-type="float">
            <text:p>19.5</text:p>
          </table:table-cell>
          <table:table-cell table:content-validation-name="val1" office:value-type="float" office:value="21.8" calcext:value-type="float">
            <text:p>21.8</text:p>
          </table:table-cell>
          <table:table-cell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table:formula="of:=ROW([.A48])-2" office:value-type="float" office:value="46" calcext:value-type="float">
            <text:p>46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Ice-Jade Teapot</text:p>
          </table:table-cell>
          <table:table-cell office:value-type="string" calcext:value-type="string">
            <text:p>玉壺青氷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49])-2" office:value-type="float" office:value="47" calcext:value-type="float">
            <text:p>47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Sharpened Stinger</text:p>
          </table:table-cell>
          <table:table-cell office:value-type="string" calcext:value-type="string">
            <text:p>磨き抜かれた切っ先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nm-p</text:p>
          </table:table-cell>
          <table:table-cell office:value-type="float" office:value="90" calcext:value-type="float">
            <text:p>9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0])-2" office:value-type="float" office:value="48" calcext:value-type="float">
            <text:p>48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Peacekeeper ‐ Specialized</text:p>
          </table:table-cell>
          <table:table-cell office:value-type="string" calcext:value-type="string">
            <text:p>秩序の守り手・特化型</text:p>
          </table:table-cell>
          <table:table-cell office:value-type="float" office:value="42" calcext:value-type="float">
            <text:p>42</text:p>
          </table:table-cell>
          <table:table-cell office:value-type="float" office:value="624" calcext:value-type="float">
            <text:p>624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25" calcext:value-type="float">
            <text:p>25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1])-2" office:value-type="float" office:value="49" calcext:value-type="float">
            <text:p>49</text:p>
          </table:table-cell>
          <table:table-cell table:content-validation-name="val2" office:value-type="string" calcext:value-type="string">
            <text:p>Defense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usks of Fury</text:p>
          </table:table-cell>
          <table:table-cell office:value-type="string" calcext:value-type="string">
            <text:p>猛進するキバ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2])-2" office:value-type="float" office:value="50" calcext:value-type="float">
            <text:p>50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Flamemaker Shaker</text:p>
          </table:table-cell>
          <table:table-cell office:value-type="string" calcext:value-type="string">
            <text:p>バーニング・シェイカー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3])-2" office:value-type="float" office:value="51" calcext:value-type="float">
            <text:p>51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Timeweaver</text:p>
          </table:table-cell>
          <table:table-cell office:value-type="string" calcext:value-type="string">
            <text:p>刻流の賢者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4])-2" office:value-type="float" office:value="52" calcext:value-type="float">
            <text:p>52</text:p>
          </table:table-cell>
          <table:table-cell table:content-validation-name="val2" office:value-type="string" calcext:value-type="string">
            <text:p>Stun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Blazing Laurel</text:p>
          </table:table-cell>
          <table:table-cell office:value-type="string" calcext:value-type="string">
            <text:p>炎心の桂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imp-p</text:p>
          </table:table-cell>
          <table:table-cell office:value-type="float" office:value="18" calcext:value-type="float">
            <text:p>18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5])-2" office:value-type="float" office:value="53" calcext:value-type="float">
            <text:p>53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A</text:p>
          </table:table-cell>
          <table:table-cell office:value-type="string" calcext:value-type="string">
            <text:p>Marcato Desire</text:p>
          </table:table-cell>
          <table:table-cell office:value-type="string" calcext:value-type="string">
            <text:p>強音デザイア</text:p>
          </table:table-cell>
          <table:table-cell office:value-type="float" office:value="40" calcext:value-type="float">
            <text:p>40</text:p>
          </table:table-cell>
          <table:table-cell office:value-type="float" office:value="594" calcext:value-type="float">
            <text:p>594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0" calcext:value-type="float">
            <text:p>2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6])-2" office:value-type="float" office:value="54" calcext:value-type="float">
            <text:p>54</text:p>
          </table:table-cell>
          <table:table-cell table:content-validation-name="val2" office:value-type="string" calcext:value-type="string">
            <text:p>Anomaly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ailstorm Shrine</text:p>
          </table:table-cell>
          <table:table-cell office:value-type="string" calcext:value-type="string">
            <text:p>あられ落つ星殿</text:p>
          </table:table-cell>
          <table:table-cell office:value-type="float" office:value="50" calcext:value-type="float">
            <text:p>50</text:p>
          </table:table-cell>
          <table:table-cell office:value-type="float" office:value="743" calcext:value-type="float">
            <text:p>74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" calcext:value-type="float">
            <text:p>57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7])-2" office:value-type="float" office:value="55" calcext:value-type="float">
            <text:p>55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Zanshin Herb Case</text:p>
          </table:table-cell>
          <table:table-cell office:value-type="string" calcext:value-type="string">
            <text:p>残心の青籠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d</text:p>
          </table:table-cell>
          <table:table-cell office:value-type="float" office:value="48" calcext:value-type="float">
            <text:p>48</text:p>
          </table:table-cell>
          <table:table-cell table:content-validation-name="val5" office:value-type="string" calcext:value-type="string">
            <text:p>crit-r</text:p>
          </table:table-cell>
          <table:table-cell table:content-validation-name="val1" office:value-type="float" office:value="10" calcext:value-type="float">
            <text:p>10</text:p>
          </table:table-cell>
          <table:table-cell table:content-validation-name="val1" office:value-type="float" office:value="11.5" calcext:value-type="float">
            <text:p>11.5</text:p>
          </table:table-cell>
          <table:table-cell table:content-validation-name="val1" office:value-type="float" office:value="13" calcext:value-type="float">
            <text:p>13</text:p>
          </table:table-cell>
          <table:table-cell table:content-validation-name="val1" office:value-type="float" office:value="14.5" calcext:value-type="float">
            <text:p>14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bonus-ele</text:p>
          </table:table-cell>
          <table:table-cell table:content-validation-name="val1" office:value-type="float" office:value="40" calcext:value-type="float">
            <text:p>40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1" office:value-type="float" office:value="52" calcext:value-type="float">
            <text:p>52</text:p>
          </table:table-cell>
          <table:table-cell table:content-validation-name="val1"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table:formula="of:=ROW([.A58])-2" office:value-type="float" office:value="56" calcext:value-type="float">
            <text:p>56</text:p>
          </table:table-cell>
          <table:table-cell table:content-validation-name="val2" office:value-type="string" calcext:value-type="string">
            <text:p>Support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Elegant Vanity</text:p>
          </table:table-cell>
          <table:table-cell office:value-type="string" calcext:value-type="string">
            <text:p>優美のヴァニティ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atk-p</text:p>
          </table:table-cell>
          <table:table-cell office:value-type="float" office:value="30" calcext:value-type="float">
            <text:p>30</text:p>
          </table:table-cell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 table:formula="of:=ROW([.A59])-2" office:value-type="float" office:value="57" calcext:value-type="float">
            <text:p>57</text:p>
          </table:table-cell>
          <table:table-cell table:content-validation-name="val2" office:value-type="string" calcext:value-type="string">
            <text:p>Attack</text:p>
          </table:table-cell>
          <table:table-cell table:content-validation-name="val3" office:value-type="string" calcext:value-type="string">
            <text:p>S</text:p>
          </table:table-cell>
          <table:table-cell office:value-type="string" calcext:value-type="string">
            <text:p>Heartstring Nocturne</text:p>
          </table:table-cell>
          <table:table-cell office:value-type="string" calcext:value-type="string">
            <text:p>心弦のノクターン</text:p>
          </table:table-cell>
          <table:table-cell office:value-type="float" office:value="48" calcext:value-type="float">
            <text:p>48</text:p>
          </table:table-cell>
          <table:table-cell office:value-type="float" office:value="713" calcext:value-type="float">
            <text:p>713</text:p>
          </table:table-cell>
          <table:table-cell table:content-validation-name="val4" office:value-type="string" calcext:value-type="string">
            <text:p>crit-r</text:p>
          </table:table-cell>
          <table:table-cell office:value-type="float" office:value="24" calcext:value-type="float">
            <text:p>24</text:p>
          </table:table-cell>
          <table:table-cell table:content-validation-name="val5" office:value-type="string" calcext:value-type="string">
            <text:p>crit-d</text:p>
          </table:table-cell>
          <table:table-cell table:content-validation-name="val1" office:value-type="float" office:value="50" calcext:value-type="float">
            <text:p>50</text:p>
          </table:table-cell>
          <table:table-cell table:content-validation-name="val1" office:value-type="float" office:value="57.5" calcext:value-type="float">
            <text:p>57.5</text:p>
          </table:table-cell>
          <table:table-cell table:content-validation-name="val1" office:value-type="float" office:value="65" calcext:value-type="float">
            <text:p>65</text:p>
          </table:table-cell>
          <table:table-cell table:content-validation-name="val1" office:value-type="float" office:value="72.5" calcext:value-type="float">
            <text:p>72.5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table:content-validation-name="val1" table:number-columns-repeated="4"/>
          <table:table-cell table:number-columns-repeated="1006"/>
        </table:table-row>
        <table:table-row table:style-name="ro1" table:number-rows-repeated="35">
          <table:table-cell table:number-columns-repeated="1028"/>
        </table:table-row>
        <table:table-row table:style-name="ro1" table:number-rows-repeated="104848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  <table:table-row table:style-name="ro1">
          <table:table-cell/>
          <table:table-cell table:content-validation-name="val2"/>
          <table:table-cell table:content-validation-name="val3"/>
          <table:table-cell table:number-columns-repeated="4"/>
          <table:table-cell table:content-validation-name="val4"/>
          <table:table-cell/>
          <table:table-cell table:content-validation-name="val5"/>
          <table:table-cell table:content-validation-name="val1" table:number-columns-repeated="4"/>
          <table:table-cell table:number-columns-repeated="4"/>
          <table:table-cell table:content-validation-name="val1" table:number-columns-repeated="4"/>
          <table:table-cell table:number-columns-repeated="1006"/>
        </table:table-row>
      </table:table>
      <table:table table:name="disc-driver" table:style-name="ta1">
        <table:table-column table:style-name="co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formula="of:=ROW([.A1])-1" office:value-type="float" office:value="0" calcext:value-type="float">
            <text:p>0</text:p>
          </table:table-cell>
          <table:table-cell office:value-type="string" calcext:value-type="string">
            <text:p>Swing Jazz</text:p>
          </table:table-cell>
          <table:table-cell office:value-type="string" calcext:value-type="string">
            <text:p>スイング・ジャズ</text:p>
          </table:table-cell>
          <table:table-cell office:value-type="string" calcext:value-type="string">
            <text:p>en-reg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ssist</text:p>
          </table:table-cell>
        </table:table-row>
        <table:table-row table:style-name="ro1">
          <table:table-cell table:formula="of:=ROW([.A2])-1" office:value-type="float" office:value="1" calcext:value-type="float">
            <text:p>1</text:p>
          </table:table-cell>
          <table:table-cell office:value-type="string" calcext:value-type="string">
            <text:p>Woodpecker Electro</text:p>
          </table:table-cell>
          <table:table-cell office:value-type="string" calcext:value-type="string">
            <text:p>ウッドペッカー・エレクトロ</text:p>
          </table:table-cell>
          <table:table-cell office:value-type="string" calcext:value-type="string">
            <text:p>crit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3])-1" office:value-type="float" office:value="2" calcext:value-type="float">
            <text:p>2</text:p>
          </table:table-cell>
          <table:table-cell office:value-type="string" calcext:value-type="string">
            <text:p>Puffer Electro</text:p>
          </table:table-cell>
          <table:table-cell office:value-type="string" calcext:value-type="string">
            <text:p>パファー・エレクトロ</text:p>
          </table:table-cell>
          <table:table-cell office:value-type="string" calcext:value-type="string">
            <text:p>pen-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4])-1" office:value-type="float" office:value="3" calcext:value-type="float">
            <text:p>3</text:p>
          </table:table-cell>
          <table:table-cell office:value-type="string" calcext:value-type="string">
            <text:p>Shockstar Disco</text:p>
          </table:table-cell>
          <table:table-cell office:value-type="string" calcext:value-type="string">
            <text:p>ショックスター・ディスコ</text:p>
          </table:table-cell>
          <table:table-cell office:value-type="string" calcext:value-type="string">
            <text:p>imp-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n</text:p>
          </table:table-cell>
        </table:table-row>
        <table:table-row table:style-name="ro1">
          <table:table-cell table:formula="of:=ROW([.A5])-1" office:value-type="float" office:value="4" calcext:value-type="float">
            <text:p>4</text:p>
          </table:table-cell>
          <table:table-cell office:value-type="string" calcext:value-type="string">
            <text:p>Freedom Blues</text:p>
          </table:table-cell>
          <table:table-cell office:value-type="string" calcext:value-type="string">
            <text:p>フリーダム・ブルース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6])-1" office:value-type="float" office:value="5" calcext:value-type="float">
            <text:p>5</text:p>
          </table:table-cell>
          <table:table-cell office:value-type="string" calcext:value-type="string">
            <text:p>Hormone Punk</text:p>
          </table:table-cell>
          <table:table-cell office:value-type="string" calcext:value-type="string">
            <text:p>ホルモン・パンク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ttack</text:p>
          </table:table-cell>
        </table:table-row>
        <table:table-row table:style-name="ro1">
          <table:table-cell table:formula="of:=ROW([.A7])-1" office:value-type="float" office:value="6" calcext:value-type="float">
            <text:p>6</text:p>
          </table:table-cell>
          <table:table-cell office:value-type="string" calcext:value-type="string">
            <text:p>Soul Rock</text:p>
          </table:table-cell>
          <table:table-cell office:value-type="string" calcext:value-type="string">
            <text:p>ソウル・ロック</text:p>
          </table:table-cell>
          <table:table-cell office:value-type="string" calcext:value-type="string">
            <text:p>def-p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ense</text:p>
          </table:table-cell>
        </table:table-row>
        <table:table-row table:style-name="ro1">
          <table:table-cell table:formula="of:=ROW([.A8])-1" office:value-type="float" office:value="7" calcext:value-type="float">
            <text:p>7</text:p>
          </table:table-cell>
          <table:table-cell office:value-type="string" calcext:value-type="string">
            <text:p>Inferno Metal</text:p>
          </table:table-cell>
          <table:table-cell office:value-type="string" calcext:value-type="string">
            <text:p>炎獄のヘヴィメタル</text:p>
          </table:table-cell>
          <table:table-cell office:value-type="string" calcext:value-type="string">
            <text:p>bonus-fi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9])-1" office:value-type="float" office:value="8" calcext:value-type="float">
            <text:p>8</text:p>
          </table:table-cell>
          <table:table-cell office:value-type="string" calcext:value-type="string">
            <text:p>Chaotic Metal</text:p>
          </table:table-cell>
          <table:table-cell office:value-type="string" calcext:value-type="string">
            <text:p>混沌のヘヴィメタル</text:p>
          </table:table-cell>
          <table:table-cell office:value-type="string" calcext:value-type="string">
            <text:p>bonus-et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0])-1" office:value-type="float" office:value="9" calcext:value-type="float">
            <text:p>9</text:p>
          </table:table-cell>
          <table:table-cell office:value-type="string" calcext:value-type="string">
            <text:p>Thunder Metal</text:p>
          </table:table-cell>
          <table:table-cell office:value-type="string" calcext:value-type="string">
            <text:p>霹靂のヘヴィメタル</text:p>
          </table:table-cell>
          <table:table-cell office:value-type="string" calcext:value-type="string">
            <text:p>bonus-e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1])-1" office:value-type="float" office:value="10" calcext:value-type="float">
            <text:p>10</text:p>
          </table:table-cell>
          <table:table-cell office:value-type="string" calcext:value-type="string">
            <text:p>Polar Metal</text:p>
          </table:table-cell>
          <table:table-cell office:value-type="string" calcext:value-type="string">
            <text:p>極地のヘヴィメタル</text:p>
          </table:table-cell>
          <table:table-cell office:value-type="string" calcext:value-type="string">
            <text:p>bonus-i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2])-1" office:value-type="float" office:value="11" calcext:value-type="float">
            <text:p>11</text:p>
          </table:table-cell>
          <table:table-cell office:value-type="string" calcext:value-type="string">
            <text:p>Fanged Metal</text:p>
          </table:table-cell>
          <table:table-cell office:value-type="string" calcext:value-type="string">
            <text:p>獣牙のヘヴィメタル</text:p>
          </table:table-cell>
          <table:table-cell office:value-type="string" calcext:value-type="string">
            <text:p>bonus-ph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mg-bonus</text:p>
          </table:table-cell>
        </table:table-row>
        <table:table-row table:style-name="ro1">
          <table:table-cell table:formula="of:=ROW([.A13])-1" office:value-type="float" office:value="12" calcext:value-type="float">
            <text:p>12</text:p>
          </table:table-cell>
          <table:table-cell office:value-type="string" calcext:value-type="string">
            <text:p>Proto Punk</text:p>
          </table:table-cell>
          <table:table-cell office:value-type="string" calcext:value-type="string">
            <text:p>プロト・パンク</text:p>
          </table:table-cell>
          <table:table-cell office:value-type="string" calcext:value-type="string">
            <text:p>shie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formula="of:=ROW([.A14])-1" office:value-type="float" office:value="13" calcext:value-type="float">
            <text:p>13</text:p>
          </table:table-cell>
          <table:table-cell office:value-type="string" calcext:value-type="string">
            <text:p>Chaos Jazz</text:p>
          </table:table-cell>
          <table:table-cell office:value-type="string" calcext:value-type="string">
            <text:p>ケイオス・ジャズ</text:p>
          </table:table-cell>
          <table:table-cell office:value-type="string" calcext:value-type="string">
            <text:p>anm-p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5])-1" office:value-type="float" office:value="14" calcext:value-type="float">
            <text:p>14</text:p>
          </table:table-cell>
          <table:table-cell office:value-type="string" calcext:value-type="string">
            <text:p>Branch &amp; Blade Song</text:p>
          </table:table-cell>
          <table:table-cell office:value-type="string" calcext:value-type="string">
            <text:p>折枝の刀歌</text:p>
          </table:table-cell>
          <table:table-cell office:value-type="string" calcext:value-type="string">
            <text:p>crit-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omaly</text:p>
          </table:table-cell>
        </table:table-row>
        <table:table-row table:style-name="ro1">
          <table:table-cell table:formula="of:=ROW([.A16])-1" office:value-type="float" office:value="15" calcext:value-type="float">
            <text:p>15</text:p>
          </table:table-cell>
          <table:table-cell office:value-type="string" calcext:value-type="string">
            <text:p>Astral Voice</text:p>
          </table:table-cell>
          <table:table-cell office:value-type="string" calcext:value-type="string">
            <text:p>静寂のアストラ</text:p>
          </table:table-cell>
          <table:table-cell office:value-type="string" calcext:value-type="string">
            <text:p>atk-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ssist</text:p>
          </table:table-cell>
        </table:table-row>
      </table:table>
      <table:table table:name="defin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-name</text:p>
          </table:table-cell>
          <table:table-cell office:value-type="string" calcext:value-type="string">
            <text:p>class-name</text:p>
          </table:table-cell>
          <table:table-cell office:value-type="string" calcext:value-type="string">
            <text:p>rank</text:p>
          </table:table-cell>
        </table:table-row>
        <table:table-row table:style-name="ro1">
          <table:table-cell office:value-type="string" calcext:value-type="string">
            <text:p>hp-p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hp-v</text:p>
          </table:table-cell>
          <table:table-cell office:value-type="string" calcext:value-type="string">
            <text:p>Anomaly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tk-p</text:p>
          </table:table-cell>
          <table:table-cell office:value-type="string" calcext:value-type="string">
            <text:p>Stun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atk-v</text:p>
          </table:table-cell>
          <table:table-cell office:value-type="string" calcext:value-type="string">
            <text:p>Defense</text:p>
          </table:table-cell>
          <table:table-cell/>
        </table:table-row>
        <table:table-row table:style-name="ro1">
          <table:table-cell office:value-type="string" calcext:value-type="string">
            <text:p>def-p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def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p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-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m-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-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-r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fi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nus-eth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ＭＳ Ｐゴシック" style:font-family-asian="'ＭＳ Ｐゴシック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1" number:min-decimal-places="1" number:min-integer-digits="1"/>
      <number:text>%</number:text>
    </number:percentage-style>
    <number:number-style style:name="N113">
      <number:number number:decimal-places="1" number:min-decimal-places="1"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3" number:min-decimal-places="3" number:min-integer-digits="1"/>
      <number:text>%</number:text>
    </number:percentage-style>
    <number:number-style style:name="N118">
      <number:number number:decimal-places="3" number:min-decimal-places="3" number:min-integer-digits="1" number:grouping="true"/>
    </number:number-style>
    <number:number-style style:name="N119">
      <number:number number:decimal-places="5" number:min-decimal-places="5" number:min-integer-digits="1"/>
    </number:number-style>
    <number:number-style style:name="N120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00/00/00</text:date>, <text:time style:data-style-name="N2" text:time-value="18:46:21.241621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09T18:36:48.882000000</meta:creation-date>
    <dc:date>2025-03-01T21:19:19.514724000</dc:date>
    <meta:editing-duration>P2DT9H22M41S</meta:editing-duration>
    <meta:editing-cycles>34</meta:editing-cycles>
    <meta:generator>LibreOffice/25.2.0.3$Windows_X86_64 LibreOffice_project/e1cf4a87eb02d755bce1a01209907ea5ddc8f069</meta:generator>
    <meta:document-statistic meta:table-count="8" meta:cell-count="3364" meta:object-count="0"/>
  </office:meta>
</office:document-meta>
</file>